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Überschrift_20_1" style:master-page-name="MP0">
      <style:paragraph-properties fo:margin-left="4.535cm" fo:margin-right="0cm" fo:text-indent="0cm" style:auto-text-indent="false" style:page-number="1">
        <style:tab-stops/>
      </style:paragraph-properties>
      <style:text-properties officeooo:paragraph-rsid="0017431a"/>
    </style:style>
    <style:style style:name="P2" style:family="paragraph" style:parent-style-name="Überschrift_20_2">
      <style:paragraph-properties fo:margin-left="0cm" fo:margin-right="0cm" fo:line-height="0.404cm" fo:text-indent="0cm" style:auto-text-indent="false"/>
      <style:text-properties officeooo:paragraph-rsid="0017431a"/>
    </style:style>
    <style:style style:name="P3" style:family="paragraph" style:parent-style-name="Überschrift_20_2">
      <style:paragraph-properties fo:margin-left="0cm" fo:margin-right="0cm" fo:line-height="0.402cm" fo:text-indent="0cm" style:auto-text-indent="false"/>
      <style:text-properties officeooo:paragraph-rsid="0017431a"/>
    </style:style>
    <style:style style:name="P4" style:family="paragraph" style:parent-style-name="Überschrift_20_2">
      <style:paragraph-properties fo:margin-left="0cm" fo:margin-right="0cm" fo:text-indent="0cm" style:auto-text-indent="false"/>
      <style:text-properties officeooo:paragraph-rsid="0017431a"/>
    </style:style>
    <style:style style:name="P5" style:family="paragraph" style:parent-style-name="Überschrift_20_2" style:master-page-name="MP1">
      <style:paragraph-properties fo:margin-left="0cm" fo:margin-right="0cm" fo:margin-top="0.093cm" fo:margin-bottom="0cm" loext:contextual-spacing="false" fo:line-height="0.404cm" fo:text-indent="0cm" style:auto-text-indent="false" style:page-number="auto" fo:break-before="page"/>
      <style:text-properties officeooo:paragraph-rsid="0017431a"/>
    </style:style>
    <style:style style:name="P6" style:family="paragraph" style:parent-style-name="Textkörper" style:list-style-name="L2">
      <style:paragraph-properties>
        <style:tab-stops>
          <style:tab-stop style:position="0.002cm"/>
        </style:tab-stops>
      </style:paragraph-properties>
      <style:text-properties officeooo:paragraph-rsid="0017431a"/>
    </style:style>
    <style:style style:name="P7" style:family="paragraph" style:parent-style-name="Textkörper" style:list-style-name="L25">
      <style:paragraph-properties>
        <style:tab-stops>
          <style:tab-stop style:position="0.002cm"/>
        </style:tab-stops>
      </style:paragraph-properties>
      <style:text-properties officeooo:paragraph-rsid="0017431a"/>
    </style:style>
    <style:style style:name="P8" style:family="paragraph" style:parent-style-name="Textkörper" style:list-style-name="L2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9" style:family="paragraph" style:parent-style-name="Textkörper" style:list-style-name="L16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0" style:family="paragraph" style:parent-style-name="Textkörper" style:list-style-name="L17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1" style:family="paragraph" style:parent-style-name="Textkörper" style:list-style-name="L18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2" style:family="paragraph" style:parent-style-name="Textkörper" style:list-style-name="L19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3" style:family="paragraph" style:parent-style-name="Textkörper" style:list-style-name="L20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4" style:family="paragraph" style:parent-style-name="Textkörper" style:list-style-name="L22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5" style:family="paragraph" style:parent-style-name="Textkörper" style:list-style-name="L23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6" style:family="paragraph" style:parent-style-name="Textkörper" style:list-style-name="L24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7" style:family="paragraph" style:parent-style-name="Textkörper" style:list-style-name="L25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8" style:family="paragraph" style:parent-style-name="Textkörper" style:list-style-name="L26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19" style:family="paragraph" style:parent-style-name="Textkörper" style:list-style-name="L28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20" style:family="paragraph" style:parent-style-name="Textkörper" style:list-style-name="L17">
      <style:paragraph-properties fo:margin-left="0cm" fo:margin-right="0.31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21" style:family="paragraph" style:parent-style-name="Textkörper" style:list-style-name="L20">
      <style:paragraph-properties fo:margin-left="0cm" fo:margin-right="0.31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22" style:family="paragraph" style:parent-style-name="Textkörper" style:list-style-name="L20">
      <style:paragraph-properties fo:margin-left="0cm" fo:margin-right="1.827cm" fo:text-indent="0cm" style:auto-text-indent="false">
        <style:tab-stops>
          <style:tab-stop style:position="0.637cm"/>
        </style:tab-stops>
      </style:paragraph-properties>
      <style:text-properties officeooo:paragraph-rsid="0017431a"/>
    </style:style>
    <style:style style:name="P23" style:family="paragraph" style:parent-style-name="Textkörper">
      <style:paragraph-properties fo:margin-left="0.284cm" fo:margin-right="0cm" fo:text-indent="0cm" style:auto-text-indent="false">
        <style:tab-stops/>
      </style:paragraph-properties>
      <style:text-properties officeooo:paragraph-rsid="0017431a"/>
    </style:style>
    <style:style style:name="P24" style:family="paragraph" style:parent-style-name="Textkörper" style:master-page-name="MP8">
      <style:paragraph-properties fo:margin-left="0.284cm" fo:margin-right="0cm" fo:margin-top="0.093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17431a"/>
    </style:style>
    <style:style style:name="P25" style:family="paragraph" style:parent-style-name="Textkörper" style:list-style-name="L20">
      <style:paragraph-properties fo:margin-left="0.919cm" fo:margin-right="0cm" fo:text-indent="0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26" style:family="paragraph" style:parent-style-name="Textkörper" style:list-style-name="L21">
      <style:paragraph-properties fo:margin-left="1.554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27" style:family="paragraph" style:parent-style-name="Textkörper" style:list-style-name="L21">
      <style:paragraph-properties fo:margin-left="0cm" fo:margin-right="2.387cm" fo:text-indent="-0.614cm" style:auto-text-indent="false">
        <style:tab-stops>
          <style:tab-stop style:position="0.023cm"/>
        </style:tab-stops>
      </style:paragraph-properties>
      <style:text-properties officeooo:paragraph-rsid="0017431a"/>
    </style:style>
    <style:style style:name="P28" style:family="paragraph" style:parent-style-name="Textkörper">
      <style:paragraph-properties fo:margin-left="1.533cm" fo:margin-right="0cm" fo:text-indent="0cm" style:auto-text-indent="false">
        <style:tab-stops/>
      </style:paragraph-properties>
      <style:text-properties officeooo:paragraph-rsid="0017431a"/>
    </style:style>
    <style:style style:name="P29" style:family="paragraph" style:parent-style-name="Textkörper" style:master-page-name="MP5">
      <style:paragraph-properties fo:margin-left="0.919cm" fo:margin-right="0.31cm" fo:margin-top="0.093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17431a"/>
    </style:style>
    <style:style style:name="P30" style:family="paragraph" style:parent-style-name="Standard" style:list-style-name="L29">
      <style:paragraph-properties>
        <style:tab-stops>
          <style:tab-stop style:position="0.002cm"/>
        </style:tab-stops>
      </style:paragraph-properties>
      <style:text-properties officeooo:paragraph-rsid="0017431a"/>
    </style:style>
    <style:style style:name="P31" style:family="paragraph" style:parent-style-name="Standard">
      <style:paragraph-properties fo:line-height="5%"/>
    </style:style>
    <style:style style:name="P32" style:family="paragraph" style:parent-style-name="Standard">
      <style:text-properties style:font-name="Arial" fo:font-size="10pt" officeooo:paragraph-rsid="0017431a" style:font-name-asian="Arial" style:font-size-asian="10pt" style:font-name-complex="Arial" style:font-size-complex="10pt"/>
    </style:style>
    <style:style style:name="P33" style:family="paragraph" style:parent-style-name="Standard">
      <style:text-properties style:font-name="Arial" fo:font-size="10pt" fo:font-style="italic" officeooo:paragraph-rsid="0017431a" style:font-name-asian="Arial" style:font-size-asian="10pt" style:font-style-asian="italic" style:font-name-complex="Arial" style:font-size-complex="10pt"/>
    </style:style>
    <style:style style:name="P34" style:family="paragraph" style:parent-style-name="Standard">
      <style:paragraph-properties fo:margin-top="0.019cm" fo:margin-bottom="0cm" loext:contextual-spacing="false"/>
      <style:text-properties style:font-name="Arial" fo:font-size="8.5pt" fo:font-weight="bold" officeooo:paragraph-rsid="0017431a" style:font-name-asian="Arial" style:font-size-asian="8.5pt" style:font-weight-asian="bold" style:font-name-complex="Arial" style:font-size-complex="8.5pt" style:font-weight-complex="bold"/>
    </style:style>
    <style:style style:name="P35" style:family="paragraph" style:parent-style-name="Standard">
      <style:paragraph-properties fo:margin-top="0.019cm" fo:margin-bottom="0cm" loext:contextual-spacing="false"/>
      <style:text-properties style:font-name="Arial" fo:font-size="9.5pt" officeooo:paragraph-rsid="0017431a" style:font-name-asian="Arial" style:font-size-asian="9.5pt" style:font-name-complex="Arial" style:font-size-complex="9.5pt"/>
    </style:style>
    <style:style style:name="P36" style:family="paragraph" style:parent-style-name="Standard">
      <style:paragraph-properties fo:margin-left="0.284cm" fo:margin-right="0cm" fo:margin-top="0.122cm" fo:margin-bottom="0cm" loext:contextual-spacing="false" fo:text-indent="0cm" style:auto-text-indent="false">
        <style:tab-stops/>
      </style:paragraph-properties>
      <style:text-properties officeooo:paragraph-rsid="0017431a"/>
    </style:style>
    <style:style style:name="P37" style:family="paragraph" style:parent-style-name="Standard">
      <style:paragraph-properties fo:margin-top="0.004cm" fo:margin-bottom="0cm" loext:contextual-spacing="false"/>
      <style:text-properties style:font-name="Arial" fo:font-size="10pt" fo:font-weight="bold" officeooo:paragraph-rsid="0017431a" style:font-name-asian="Arial" style:font-size-asian="10p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margin-top="0.004cm" fo:margin-bottom="0cm" loext:contextual-spacing="false"/>
      <style:text-properties style:font-name="Arial" fo:font-size="10pt" officeooo:paragraph-rsid="0017431a" style:font-name-asian="Arial" style:font-size-asian="10pt" style:font-name-complex="Arial" style:font-size-complex="10pt"/>
    </style:style>
    <style:style style:name="P39" style:family="paragraph" style:parent-style-name="Standard">
      <style:paragraph-properties fo:margin-top="0.002cm" fo:margin-bottom="0cm" loext:contextual-spacing="false"/>
      <style:text-properties style:font-name="Arial" fo:font-size="10pt" officeooo:paragraph-rsid="0017431a" style:font-name-asian="Arial" style:font-size-asian="10pt" style:font-name-complex="Arial" style:font-size-complex="10pt"/>
    </style:style>
    <style:style style:name="P40" style:family="paragraph" style:parent-style-name="Standard">
      <style:paragraph-properties fo:margin-top="0.002cm" fo:margin-bottom="0cm" loext:contextual-spacing="false"/>
      <style:text-properties style:font-name="Arial" fo:font-size="10pt" fo:font-style="italic" officeooo:paragraph-rsid="0017431a" style:font-name-asian="Arial" style:font-size-asian="10pt" style:font-style-asian="italic" style:font-name-complex="Arial" style:font-size-complex="10pt"/>
    </style:style>
    <style:style style:name="P41" style:family="paragraph" style:parent-style-name="Standard">
      <style:paragraph-properties fo:margin-top="0.014cm" fo:margin-bottom="0cm" loext:contextual-spacing="false"/>
      <style:text-properties style:font-name="Arial" fo:font-size="9.5pt" officeooo:paragraph-rsid="0017431a" style:font-name-asian="Arial" style:font-size-asian="9.5pt" style:font-name-complex="Arial" style:font-size-complex="9.5pt"/>
    </style:style>
    <style:style style:name="P42" style:family="paragraph" style:parent-style-name="Standard">
      <style:paragraph-properties fo:margin-top="0.014cm" fo:margin-bottom="0cm" loext:contextual-spacing="false"/>
      <style:text-properties style:font-name="Arial" fo:font-size="10pt" officeooo:paragraph-rsid="0017431a" style:font-name-asian="Arial" style:font-size-asian="10pt" style:font-name-complex="Arial" style:font-size-complex="10pt"/>
    </style:style>
    <style:style style:name="P43" style:family="paragraph" style:parent-style-name="Standard" style:list-style-name="L16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44" style:family="paragraph" style:parent-style-name="Standard" style:list-style-name="L22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45" style:family="paragraph" style:parent-style-name="Standard" style:list-style-name="L23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46" style:family="paragraph" style:parent-style-name="Standard" style:list-style-name="L24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47" style:family="paragraph" style:parent-style-name="Standard" style:list-style-name="L26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48" style:family="paragraph" style:parent-style-name="Standard" style:list-style-name="L27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49" style:family="paragraph" style:parent-style-name="Standard" style:list-style-name="L18">
      <style:paragraph-properties fo:margin-left="0cm" fo:margin-right="0cm" fo:line-height="0.402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50" style:family="paragraph" style:parent-style-name="Standard" style:list-style-name="L19">
      <style:paragraph-properties fo:margin-left="0cm" fo:margin-right="0cm" fo:line-height="0.404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51" style:family="paragraph" style:parent-style-name="Standard" style:list-style-name="L20">
      <style:paragraph-properties fo:margin-left="0cm" fo:margin-right="0cm" fo:line-height="0.404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52" style:family="paragraph" style:parent-style-name="Standard" style:list-style-name="L27">
      <style:paragraph-properties fo:margin-left="0cm" fo:margin-right="0cm" fo:text-indent="-0.635cm" style:auto-text-indent="false">
        <style:tab-stops>
          <style:tab-stop style:position="0cm"/>
        </style:tab-stops>
      </style:paragraph-properties>
      <style:text-properties officeooo:paragraph-rsid="0017431a"/>
    </style:style>
    <style:style style:name="P53" style:family="paragraph" style:parent-style-name="Standard">
      <style:paragraph-properties fo:margin-top="0.007cm" fo:margin-bottom="0cm" loext:contextual-spacing="false"/>
      <style:text-properties style:font-name="Arial" fo:font-size="10pt" officeooo:paragraph-rsid="0017431a" style:font-name-asian="Arial" style:font-size-asian="10pt" style:font-name-complex="Arial" style:font-size-complex="10pt"/>
    </style:style>
    <style:style style:name="P54" style:family="paragraph" style:parent-style-name="Standard">
      <style:paragraph-properties fo:margin-top="0.005cm" fo:margin-bottom="0cm" loext:contextual-spacing="false"/>
      <style:text-properties style:font-name="Arial" fo:font-size="10pt" officeooo:paragraph-rsid="0017431a" style:font-name-asian="Arial" style:font-size-asian="10pt" style:font-name-complex="Arial" style:font-size-complex="10pt"/>
    </style:style>
    <style:style style:name="P55" style:family="paragraph" style:parent-style-name="Standard">
      <style:paragraph-properties fo:margin-top="0.005cm" fo:margin-bottom="0cm" loext:contextual-spacing="false"/>
      <style:text-properties style:font-name="Arial" fo:font-size="10pt" fo:font-weight="bold" officeooo:paragraph-rsid="0017431a" style:font-name-asian="Arial" style:font-size-asian="10pt" style:font-weight-asian="bold" style:font-name-complex="Arial" style:font-size-complex="10pt" style:font-weight-complex="bold"/>
    </style:style>
    <style:style style:name="P56" style:family="paragraph" style:parent-style-name="Standard">
      <style:paragraph-properties fo:margin-top="0.018cm" fo:margin-bottom="0cm" loext:contextual-spacing="false"/>
      <style:text-properties style:font-name="Arial" fo:font-size="9.5pt" officeooo:paragraph-rsid="0017431a" style:font-name-asian="Arial" style:font-size-asian="9.5pt" style:font-name-complex="Arial" style:font-size-complex="9.5pt"/>
    </style:style>
    <style:style style:name="P57" style:family="paragraph" style:parent-style-name="Standard">
      <style:paragraph-properties fo:margin-top="0.018cm" fo:margin-bottom="0cm" loext:contextual-spacing="false"/>
      <style:text-properties style:font-name="Arial" fo:font-size="9.5pt" fo:font-style="italic" officeooo:paragraph-rsid="0017431a" style:font-name-asian="Arial" style:font-size-asian="9.5pt" style:font-style-asian="italic" style:font-name-complex="Arial" style:font-size-complex="9.5pt"/>
    </style:style>
    <style:style style:name="P58" style:family="paragraph" style:parent-style-name="Standard">
      <style:paragraph-properties fo:margin-top="0.018cm" fo:margin-bottom="0cm" loext:contextual-spacing="false"/>
      <style:text-properties style:font-name="Arial" fo:font-size="9.5pt" fo:font-weight="bold" officeooo:paragraph-rsid="0017431a" style:font-name-asian="Arial" style:font-size-asian="9.5pt" style:font-weight-asian="bold" style:font-name-complex="Arial" style:font-size-complex="9.5pt" style:font-weight-complex="bold"/>
    </style:style>
    <style:style style:name="P59" style:family="paragraph" style:parent-style-name="Standard" style:list-style-name="L20">
      <style:paragraph-properties fo:margin-left="0cm" fo:margin-right="5.189cm" fo:line-height="0.399cm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60" style:family="paragraph" style:parent-style-name="Standard">
      <style:paragraph-properties fo:margin-left="1.554cm" fo:margin-right="0cm" fo:text-indent="0cm" style:auto-text-indent="false">
        <style:tab-stops/>
      </style:paragraph-properties>
      <style:text-properties officeooo:paragraph-rsid="0017431a"/>
    </style:style>
    <style:style style:name="P61" style:family="paragraph" style:parent-style-name="Standard" style:list-style-name="L21">
      <style:paragraph-properties fo:margin-left="0cm" fo:margin-right="0cm" fo:line-height="0.404cm" fo:text-indent="-0.614cm" style:auto-text-indent="false">
        <style:tab-stops>
          <style:tab-stop style:position="0.023cm"/>
        </style:tab-stops>
      </style:paragraph-properties>
      <style:text-properties officeooo:paragraph-rsid="0017431a"/>
    </style:style>
    <style:style style:name="P62" style:family="paragraph" style:parent-style-name="Standard">
      <style:paragraph-properties fo:break-before="column"/>
      <style:text-properties officeooo:paragraph-rsid="0017431a"/>
    </style:style>
    <style:style style:name="P63" style:family="paragraph" style:parent-style-name="Standard">
      <style:paragraph-properties fo:margin-top="0.016cm" fo:margin-bottom="0cm" loext:contextual-spacing="false"/>
      <style:text-properties style:font-name="Arial" fo:font-size="9.5pt" fo:font-weight="bold" officeooo:paragraph-rsid="0017431a" style:font-name-asian="Arial" style:font-size-asian="9.5pt" style:font-weight-asian="bold" style:font-name-complex="Arial" style:font-size-complex="9.5pt" style:font-weight-complex="bold"/>
    </style:style>
    <style:style style:name="P64" style:family="paragraph" style:parent-style-name="Standard">
      <style:paragraph-properties fo:margin-top="0.016cm" fo:margin-bottom="0cm" loext:contextual-spacing="false"/>
      <style:text-properties style:font-name="Arial" fo:font-size="9.5pt" officeooo:paragraph-rsid="0017431a" style:font-name-asian="Arial" style:font-size-asian="9.5pt" style:font-name-complex="Arial" style:font-size-complex="9.5pt"/>
    </style:style>
    <style:style style:name="P65" style:family="paragraph" style:parent-style-name="Standard" style:list-style-name="L27">
      <style:paragraph-properties fo:margin-left="0cm" fo:margin-right="0.305cm" fo:line-height="100%" fo:text-indent="-0.635cm" style:auto-text-indent="false">
        <style:tab-stops>
          <style:tab-stop style:position="0.002cm"/>
        </style:tab-stops>
      </style:paragraph-properties>
      <style:text-properties officeooo:paragraph-rsid="0017431a"/>
    </style:style>
    <style:style style:name="P66" style:family="paragraph" style:parent-style-name="Standard">
      <style:paragraph-properties fo:margin-top="0.011cm" fo:margin-bottom="0cm" loext:contextual-spacing="false"/>
      <style:text-properties style:font-name="Arial" fo:font-size="9.5pt" officeooo:paragraph-rsid="0017431a" style:font-name-asian="Arial" style:font-size-asian="9.5pt" style:font-name-complex="Arial" style:font-size-complex="9.5pt"/>
    </style:style>
    <style:style style:name="P67" style:family="paragraph" style:parent-style-name="Standard">
      <style:paragraph-properties fo:margin-top="0.012cm" fo:margin-bottom="0cm" loext:contextual-spacing="false"/>
      <style:text-properties style:font-name="Arial" fo:font-size="9.5pt" fo:font-weight="bold" officeooo:paragraph-rsid="0017431a" style:font-name-asian="Arial" style:font-size-asian="9.5pt" style:font-weight-asian="bold" style:font-name-complex="Arial" style:font-size-complex="9.5pt" style:font-weight-complex="bold"/>
    </style:style>
    <style:style style:name="P68" style:family="paragraph">
      <loext:graphic-properties draw:fill="none"/>
      <style:paragraph-properties style:writing-mode="lr-tb"/>
    </style:style>
    <style:style style:name="T1" style:family="text">
      <style:text-properties style:font-name="Arial" fo:font-size="10pt" fo:font-weight="bold" style:font-size-asian="10pt" style:font-weight-asian="bold"/>
    </style:style>
    <style:style style:name="T2" style:family="text">
      <style:text-properties style:font-name="Arial" fo:font-size="10pt" fo:letter-spacing="-0.025cm" fo:font-weight="bold" style:font-size-asian="10pt" style:font-weight-asian="bold"/>
    </style:style>
    <style:style style:name="T3" style:family="text">
      <style:text-properties style:font-name="Arial" fo:font-size="10pt" style:font-size-asian="10pt"/>
    </style:style>
    <style:style style:name="T4" style:family="text">
      <style:text-properties style:font-name="Arial" fo:font-size="10pt" fo:letter-spacing="-0.019cm" style:font-size-asian="10pt"/>
    </style:style>
    <style:style style:name="T5" style:family="text">
      <style:text-properties style:font-name="Arial" fo:font-size="10pt" fo:letter-spacing="-0.002cm" style:font-size-asian="10pt"/>
    </style:style>
    <style:style style:name="T6" style:family="text">
      <style:text-properties style:font-name="Arial" fo:font-size="10pt" fo:letter-spacing="-0.002cm" fo:font-weight="bold" style:font-size-asian="10pt" style:font-weight-asian="bold"/>
    </style:style>
    <style:style style:name="T7" style:family="text">
      <style:text-properties style:font-name="Arial" fo:font-size="10pt" fo:letter-spacing="-0.002cm" style:font-name-asian="Arial" style:font-size-asian="10pt" style:font-name-complex="Arial" style:font-size-complex="10pt"/>
    </style:style>
    <style:style style:name="T8" style:family="text">
      <style:text-properties style:font-name="Arial" fo:font-size="10pt" fo:letter-spacing="-0.002cm" fo:font-style="italic" style:font-name-asian="Arial" style:font-size-asian="10pt" style:font-style-asian="italic" style:font-name-complex="Arial" style:font-size-complex="10pt"/>
    </style:style>
    <style:style style:name="T9" style:family="text">
      <style:text-properties style:font-name="Arial" fo:font-size="10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0pt" style:font-weight-asian="bold"/>
    </style:style>
    <style:style style:name="T10" style:family="text">
      <style:text-properties style:font-name="Arial" fo:font-size="10pt" fo:letter-spacing="-0.012cm" style:font-size-asian="10pt"/>
    </style:style>
    <style:style style:name="T11" style:family="text">
      <style:text-properties style:font-name="Arial" fo:font-size="10pt" fo:letter-spacing="-0.012cm" fo:font-weight="bold" style:font-size-asian="10pt" style:font-weight-asian="bold"/>
    </style:style>
    <style:style style:name="T12" style:family="text">
      <style:text-properties style:font-name="Arial" fo:font-size="10pt" fo:letter-spacing="-0.012cm" style:font-name-asian="Arial" style:font-size-asian="10pt" style:font-name-complex="Arial" style:font-size-complex="10pt"/>
    </style:style>
    <style:style style:name="T13" style:family="text">
      <style:text-properties style:font-name="Arial" fo:font-size="10pt" fo:letter-spacing="-0.011cm" style:font-size-asian="10pt"/>
    </style:style>
    <style:style style:name="T14" style:family="text">
      <style:text-properties style:font-name="Arial" fo:font-size="10pt" fo:letter-spacing="-0.011cm" fo:font-weight="bold" style:font-size-asian="10pt" style:font-weight-asian="bold"/>
    </style:style>
    <style:style style:name="T15" style:family="text">
      <style:text-properties style:font-name="Arial" fo:font-size="10pt" fo:letter-spacing="-0.011cm" fo:font-style="italic" style:font-name-asian="Arial" style:font-size-asian="10pt" style:font-style-asian="italic" style:font-name-complex="Arial" style:font-size-complex="10pt"/>
    </style:style>
    <style:style style:name="T16" style:family="text">
      <style:text-properties style:font-name="Arial" fo:font-size="10pt" fo:letter-spacing="-0.009cm" style:font-size-asian="10pt"/>
    </style:style>
    <style:style style:name="T17" style:family="text">
      <style:text-properties style:font-name="Arial" fo:font-size="10pt" fo:letter-spacing="-0.009cm" fo:font-weight="bold" style:font-size-asian="10pt" style:font-weight-asian="bold"/>
    </style:style>
    <style:style style:name="T18" style:family="text">
      <style:text-properties style:font-name="Arial" fo:font-size="10pt" fo:letter-spacing="-0.009cm" style:font-name-asian="Arial" style:font-size-asian="10pt" style:font-name-complex="Arial" style:font-size-complex="10pt"/>
    </style:style>
    <style:style style:name="T19" style:family="text">
      <style:text-properties style:font-name="Arial" fo:font-size="10pt" fo:letter-spacing="-0.009cm" fo:font-style="italic" style:font-name-asian="Arial" style:font-size-asian="10pt" style:font-style-asian="italic" style:font-name-complex="Arial" style:font-size-complex="10pt"/>
    </style:style>
    <style:style style:name="T20" style:family="text">
      <style:text-properties style:font-name="Arial" fo:font-size="10pt" fo:letter-spacing="-0.018cm" style:font-size-asian="10pt"/>
    </style:style>
    <style:style style:name="T21" style:family="text">
      <style:text-properties style:font-name="Arial" fo:font-size="10pt" fo:letter-spacing="-0.018cm" style:font-name-asian="Arial" style:font-size-asian="10pt" style:font-name-complex="Arial" style:font-size-complex="10pt"/>
    </style:style>
    <style:style style:name="T22" style:family="text">
      <style:text-properties style:font-name="Arial" fo:font-size="10pt" fo:letter-spacing="-0.018cm" fo:font-weight="bold" style:font-size-asian="10pt" style:font-weight-asian="bold"/>
    </style:style>
    <style:style style:name="T23" style:family="text">
      <style:text-properties style:font-name="Arial" fo:font-size="10pt" fo:letter-spacing="-0.014cm" style:font-size-asian="10pt"/>
    </style:style>
    <style:style style:name="T24" style:family="text">
      <style:text-properties style:font-name="Arial" fo:font-size="10pt" fo:letter-spacing="-0.014cm" fo:font-weight="bold" style:font-size-asian="10pt" style:font-weight-asian="bold"/>
    </style:style>
    <style:style style:name="T25" style:family="text">
      <style:text-properties style:font-name="Arial" fo:font-size="10pt" fo:letter-spacing="-0.014cm" style:font-name-asian="Arial" style:font-size-asian="10pt" style:font-name-complex="Arial" style:font-size-complex="10pt"/>
    </style:style>
    <style:style style:name="T26" style:family="text">
      <style:text-properties style:font-name="Arial" fo:font-size="10pt" fo:letter-spacing="-0.016cm" fo:font-weight="bold" style:font-size-asian="10pt" style:font-weight-asian="bold"/>
    </style:style>
    <style:style style:name="T27" style:family="text">
      <style:text-properties style:font-name="Arial" fo:font-size="10pt" fo:letter-spacing="-0.016cm" style:font-size-asian="10pt"/>
    </style:style>
    <style:style style:name="T28" style:family="text">
      <style:text-properties style:font-name="Arial" fo:font-size="10pt" style:font-name-asian="Arial" style:font-size-asian="10pt" style:font-name-complex="Arial" style:font-size-complex="10pt"/>
    </style:style>
    <style:style style:name="T29" style:family="text">
      <style:text-properties style:font-name="Arial" fo:font-size="10pt" fo:letter-spacing="-0.007cm" style:font-name-asian="Arial" style:font-size-asian="10pt" style:font-name-complex="Arial" style:font-size-complex="10pt"/>
    </style:style>
    <style:style style:name="T30" style:family="text">
      <style:text-properties style:font-name="Arial" fo:font-size="10pt" fo:letter-spacing="-0.007cm" fo:font-style="italic" style:font-name-asian="Arial" style:font-size-asian="10pt" style:font-style-asian="italic" style:font-name-complex="Arial" style:font-size-complex="10pt"/>
    </style:style>
    <style:style style:name="T31" style:family="text">
      <style:text-properties style:font-name="Arial" fo:font-size="10pt" fo:letter-spacing="0.062cm" style:font-name-asian="Arial" style:font-size-asian="10pt" style:font-name-complex="Arial" style:font-size-complex="10pt" style:text-scale="99%"/>
    </style:style>
    <style:style style:name="T32" style:family="text">
      <style:text-properties style:font-name="Arial" fo:font-size="10pt" fo:letter-spacing="-0.004cm" fo:font-style="italic" style:font-name-asian="Arial" style:font-size-asian="10pt" style:font-style-asian="italic" style:font-name-complex="Arial" style:font-size-complex="10pt"/>
    </style:style>
    <style:style style:name="T33" style:family="text">
      <style:text-properties style:font-name="Arial" fo:font-size="10pt" fo:font-style="italic" style:font-name-asian="Arial" style:font-size-asian="10pt" style:font-style-asian="italic" style:font-name-complex="Arial" style:font-size-complex="10pt"/>
    </style:style>
    <style:style style:name="T34" style:family="text">
      <style:text-properties style:font-name="Arial" fo:font-size="10pt" fo:letter-spacing="-0.005cm" fo:font-style="italic" style:font-name-asian="Arial" style:font-size-asian="10pt" style:font-style-asian="italic" style:font-name-complex="Arial" style:font-size-complex="10pt"/>
    </style:style>
    <style:style style:name="T35" style:family="text">
      <style:text-properties style:font-name="Arial" fo:font-size="10pt" fo:letter-spacing="-0.005cm" style:font-name-asian="Arial" style:font-size-asian="10pt" style:font-name-complex="Arial" style:font-size-complex="10pt"/>
    </style:style>
    <style:style style:name="T36" style:family="text">
      <style:text-properties style:font-name="Arial" fo:font-size="10pt" fo:letter-spacing="0.002cm" fo:font-style="italic" style:font-name-asian="Arial" style:font-size-asian="10pt" style:font-style-asian="italic" style:font-name-complex="Arial" style:font-size-complex="10pt"/>
    </style:style>
    <style:style style:name="T37" style:family="text">
      <style:text-properties style:font-name="Arial" fo:font-size="10pt" fo:letter-spacing="0.002cm" style:font-size-asian="10pt"/>
    </style:style>
    <style:style style:name="T38" style:family="text">
      <style:text-properties style:font-name="Arial" fo:font-size="10pt" fo:letter-spacing="0.044cm" style:font-size-asian="10pt"/>
    </style:style>
    <style:style style:name="T39" style:family="text">
      <style:text-properties style:font-name="Arial" fo:font-size="10pt" fo:letter-spacing="0.041cm" style:font-size-asian="10pt"/>
    </style:style>
    <style:style style:name="T40" style:family="text">
      <style:text-properties style:font-name="Arial" fo:font-size="10pt" fo:letter-spacing="0.041cm" fo:font-weight="bold" style:font-size-asian="10pt" style:font-weight-asian="bold"/>
    </style:style>
    <style:style style:name="T41" style:family="text">
      <style:text-properties style:font-name="Arial" fo:font-size="10pt" fo:letter-spacing="0.046cm" style:font-size-asian="10pt"/>
    </style:style>
    <style:style style:name="T42" style:family="text">
      <style:text-properties style:font-name="Arial" fo:font-size="10pt" fo:letter-spacing="0.042cm" style:font-size-asian="10pt"/>
    </style:style>
    <style:style style:name="T43" style:family="text">
      <style:text-properties style:font-name="Arial" fo:font-size="10pt" fo:letter-spacing="0.125cm" style:font-size-asian="10pt" style:text-scale="99%"/>
    </style:style>
    <style:style style:name="T44" style:family="text">
      <style:text-properties style:font-name="Arial" fo:font-size="10pt" fo:letter-spacing="-0.023cm" fo:font-weight="bold" style:font-size-asian="10pt" style:font-weight-asian="bold"/>
    </style:style>
    <style:style style:name="T45" style:family="text">
      <style:text-properties style:font-name="Arial" fo:font-size="10pt" fo:letter-spacing="-0.026cm" style:font-size-asian="10pt"/>
    </style:style>
    <style:style style:name="T46" style:family="text">
      <style:text-properties style:font-name="Arial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weight-asian="bold"/>
    </style:style>
    <style:style style:name="T47" style:family="text">
      <style:text-properties style:font-name="Arial" fo:font-size="12pt" fo:letter-spacing="-0.002cm" fo:font-weight="bold" style:font-size-asian="12pt" style:font-weight-asian="bold"/>
    </style:style>
    <style:style style:name="T48" style:family="text">
      <style:text-properties fo:letter-spacing="-0.002cm"/>
    </style:style>
    <style:style style:name="T49" style:family="text">
      <style:text-properties fo:letter-spacing="-0.002cm" fo:font-weight="bold" style:font-weight-asian="bold"/>
    </style:style>
    <style:style style:name="T50" style:family="text">
      <style:text-properties fo:letter-spacing="-0.014cm"/>
    </style:style>
    <style:style style:name="T51" style:family="text">
      <style:text-properties fo:letter-spacing="-0.018cm"/>
    </style:style>
    <style:style style:name="T52" style:family="text">
      <style:text-properties fo:letter-spacing="0.002cm"/>
    </style:style>
    <style:style style:name="T53" style:family="text">
      <style:text-properties fo:letter-spacing="-0.023cm"/>
    </style:style>
    <style:style style:name="T54" style:family="text">
      <style:text-properties fo:letter-spacing="-0.012cm"/>
    </style:style>
    <style:style style:name="T55" style:family="text">
      <style:text-properties fo:letter-spacing="-0.011cm"/>
    </style:style>
    <style:style style:name="T56" style:family="text">
      <style:text-properties fo:letter-spacing="-0.016cm"/>
    </style:style>
    <style:style style:name="T57" style:family="text">
      <style:text-properties fo:letter-spacing="-0.009cm"/>
    </style:style>
    <style:style style:name="T58" style:family="text">
      <style:text-properties fo:letter-spacing="0.03cm"/>
    </style:style>
    <style:style style:name="T59" style:family="text">
      <style:text-properties fo:letter-spacing="0.03cm" fo:font-weight="bold" style:font-weight-asian="bold"/>
    </style:style>
    <style:style style:name="T60" style:family="text">
      <style:text-properties fo:letter-spacing="0.025cm"/>
    </style:style>
    <style:style style:name="T61" style:family="text">
      <style:text-properties fo:letter-spacing="0.032cm"/>
    </style:style>
    <style:style style:name="T62" style:family="text">
      <style:text-properties fo:letter-spacing="0.028cm"/>
    </style:style>
    <style:style style:name="T63" style:family="text">
      <style:text-properties fo:letter-spacing="0.139cm" style:text-scale="99%"/>
    </style:style>
    <style:style style:name="T64" style:family="text">
      <style:text-properties fo:letter-spacing="0.108cm" style:text-scale="99%"/>
    </style:style>
    <style:style style:name="T65" style:family="text">
      <style:text-properties fo:letter-spacing="-0.039cm"/>
    </style:style>
    <style:style style:name="T66" style:family="text">
      <style:text-properties fo:letter-spacing="-0.041cm"/>
    </style:style>
    <style:style style:name="T67" style:family="text">
      <style:text-properties fo:letter-spacing="-0.007cm"/>
    </style:style>
    <style:style style:name="T68" style:family="text">
      <style:text-properties fo:letter-spacing="0.018cm"/>
    </style:style>
    <style:style style:name="T69" style:family="text">
      <style:text-properties fo:letter-spacing="0.019cm"/>
    </style:style>
    <style:style style:name="T70" style:family="text">
      <style:text-properties fo:letter-spacing="0.021cm"/>
    </style:style>
    <style:style style:name="T71" style:family="text">
      <style:text-properties fo:letter-spacing="0.026cm"/>
    </style:style>
    <style:style style:name="T72" style:family="text">
      <style:text-properties fo:letter-spacing="0.012cm"/>
    </style:style>
    <style:style style:name="T73" style:family="text">
      <style:text-properties fo:letter-spacing="0.069cm" style:text-scale="99%"/>
    </style:style>
    <style:style style:name="T74" style:family="text">
      <style:text-properties fo:letter-spacing="-0.005cm"/>
    </style:style>
    <style:style style:name="T75" style:family="text">
      <style:text-properties fo:letter-spacing="-0.019cm"/>
    </style:style>
    <style:style style:name="T76" style:family="text">
      <style:text-properties fo:letter-spacing="-0.004cm"/>
    </style:style>
    <style:style style:name="T77" style:family="text">
      <style:text-properties fo:letter-spacing="0.116cm" style:text-scale="99%"/>
    </style:style>
    <style:style style:name="T78" style:family="text">
      <style:text-properties fo:letter-spacing="-0.049cm"/>
    </style:style>
    <style:style style:name="T79" style:family="text">
      <style:text-properties fo:letter-spacing="-0.037cm"/>
    </style:style>
    <style:style style:name="T80" style:family="text">
      <style:text-properties fo:letter-spacing="0.035cm" fo:font-weight="bold" style:font-weight-asian="bold"/>
    </style:style>
    <style:style style:name="T81" style:family="text">
      <style:text-properties fo:letter-spacing="0.097cm" style:text-scale="99%"/>
    </style:style>
    <style:style style:name="T82" style:family="text">
      <style:text-properties fo:letter-spacing="0.034cm" fo:font-weight="bold" style:font-weight-asian="bol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58*" fo:start-indent="0cm" fo:end-indent="0.035cm"/>
          <style:column style:rel-width="8382*" fo:start-indent="0.035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WW_5f_CharLFO7LVL1" style:num-suffix="." style:num-format="a" style:num-letter-sync="true">
        <style:list-level-properties text:space-before="0.078cm" text:min-label-width="0.635cm"/>
      </text:list-level-style-number>
      <text:list-level-style-bullet text:level="2" text:bullet-char="•">
        <style:list-level-properties text:space-before="1.48cm" text:min-label-width="0.635cm"/>
      </text:list-level-style-bullet>
      <text:list-level-style-bullet text:level="3" text:bullet-char="•">
        <style:list-level-properties text:space-before="2.884cm" text:min-label-width="0.635cm"/>
      </text:list-level-style-bullet>
      <text:list-level-style-bullet text:level="4" text:bullet-char="•">
        <style:list-level-properties text:space-before="4.288cm" text:min-label-width="0.635cm"/>
      </text:list-level-style-bullet>
      <text:list-level-style-bullet text:level="5" text:bullet-char="•">
        <style:list-level-properties text:space-before="5.692cm" text:min-label-width="0.635cm"/>
      </text:list-level-style-bullet>
      <text:list-level-style-bullet text:level="6" text:bullet-char="•">
        <style:list-level-properties text:space-before="7.096cm" text:min-label-width="0.635cm"/>
      </text:list-level-style-bullet>
      <text:list-level-style-bullet text:level="7" text:bullet-char="•">
        <style:list-level-properties text:space-before="8.5cm" text:min-label-width="0.635cm"/>
      </text:list-level-style-bullet>
      <text:list-level-style-bullet text:level="8" text:bullet-char="•">
        <style:list-level-properties text:space-before="9.904cm" text:min-label-width="0.635cm"/>
      </text:list-level-style-bullet>
      <text:list-level-style-bullet text:level="9" text:bullet-char="•">
        <style:list-level-properties text:space-before="11.307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1LVL1" style:num-suffix="." style:num-format="1">
        <style:list-level-properties text:space-before="0.284cm" text:min-label-width="0.635cm"/>
      </text:list-level-style-number>
      <text:list-level-style-number text:level="2" text:style-name="WW_5f_CharLFO21LVL2" style:num-suffix="." style:num-format="a" style:num-letter-sync="true">
        <style:list-level-properties text:space-before="0.917cm" text:min-label-width="0.637cm"/>
      </text:list-level-style-number>
      <text:list-level-style-bullet text:level="3" text:bullet-char="•">
        <style:list-level-properties text:space-before="2.476cm" text:min-label-width="0.637cm"/>
      </text:list-level-style-bullet>
      <text:list-level-style-bullet text:level="4" text:bullet-char="•">
        <style:list-level-properties text:space-before="4.037cm" text:min-label-width="0.637cm"/>
      </text:list-level-style-bullet>
      <text:list-level-style-bullet text:level="5" text:bullet-char="•">
        <style:list-level-properties text:space-before="5.597cm" text:min-label-width="0.637cm"/>
      </text:list-level-style-bullet>
      <text:list-level-style-bullet text:level="6" text:bullet-char="•">
        <style:list-level-properties text:space-before="7.156cm" text:min-label-width="0.637cm"/>
      </text:list-level-style-bullet>
      <text:list-level-style-bullet text:level="7" text:bullet-char="•">
        <style:list-level-properties text:space-before="8.715cm" text:min-label-width="0.637cm"/>
      </text:list-level-style-bullet>
      <text:list-level-style-bullet text:level="8" text:bullet-char="•">
        <style:list-level-properties text:space-before="10.276cm" text:min-label-width="0.637cm"/>
      </text:list-level-style-bullet>
      <text:list-level-style-bullet text:level="9" text:bullet-char="•">
        <style:list-level-properties text:space-before="11.83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0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3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9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1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18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3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17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3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16LVL1" style:num-suffix="." style:num-format="1" text:start-value="6">
        <style:list-level-properties text:space-before="-0.351cm" text:min-label-width="0.635cm"/>
      </text:list-level-style-number>
      <text:list-level-style-number text:level="2" text:style-name="WW_5f_CharLFO16LVL2" style:num-suffix="." style:num-format="a" style:num-letter-sync="true">
        <style:list-level-properties text:space-before="0.917cm" text:min-label-width="0.637cm"/>
      </text:list-level-style-number>
      <text:list-level-style-bullet text:level="3" text:bullet-char="•">
        <style:list-level-properties text:space-before="2.476cm" text:min-label-width="0.637cm"/>
      </text:list-level-style-bullet>
      <text:list-level-style-bullet text:level="4" text:bullet-char="•">
        <style:list-level-properties text:space-before="4.037cm" text:min-label-width="0.637cm"/>
      </text:list-level-style-bullet>
      <text:list-level-style-bullet text:level="5" text:bullet-char="•">
        <style:list-level-properties text:space-before="5.597cm" text:min-label-width="0.637cm"/>
      </text:list-level-style-bullet>
      <text:list-level-style-bullet text:level="6" text:bullet-char="•">
        <style:list-level-properties text:space-before="7.156cm" text:min-label-width="0.637cm"/>
      </text:list-level-style-bullet>
      <text:list-level-style-bullet text:level="7" text:bullet-char="•">
        <style:list-level-properties text:space-before="8.715cm" text:min-label-width="0.637cm"/>
      </text:list-level-style-bullet>
      <text:list-level-style-bullet text:level="8" text:bullet-char="•">
        <style:list-level-properties text:space-before="10.276cm" text:min-label-width="0.637cm"/>
      </text:list-level-style-bullet>
      <text:list-level-style-bullet text:level="9" text:bullet-char="•">
        <style:list-level-properties text:space-before="11.83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15LVL1" style:num-suffix="." style:num-format="a" style:num-letter-sync="true">
        <style:list-level-properties text:space-before="0.896cm" text:min-label-width="0.637cm"/>
      </text:list-level-style-number>
      <text:list-level-style-bullet text:level="2" text:bullet-char="•">
        <style:list-level-properties text:space-before="2.302cm" text:min-label-width="0.637cm"/>
      </text:list-level-style-bullet>
      <text:list-level-style-bullet text:level="3" text:bullet-char="•">
        <style:list-level-properties text:space-before="3.707cm" text:min-label-width="0.637cm"/>
      </text:list-level-style-bullet>
      <text:list-level-style-bullet text:level="4" text:bullet-char="•">
        <style:list-level-properties text:space-before="5.113cm" text:min-label-width="0.637cm"/>
      </text:list-level-style-bullet>
      <text:list-level-style-bullet text:level="5" text:bullet-char="•">
        <style:list-level-properties text:space-before="6.519cm" text:min-label-width="0.637cm"/>
      </text:list-level-style-bullet>
      <text:list-level-style-bullet text:level="6" text:bullet-char="•">
        <style:list-level-properties text:space-before="7.925cm" text:min-label-width="0.637cm"/>
      </text:list-level-style-bullet>
      <text:list-level-style-bullet text:level="7" text:bullet-char="•">
        <style:list-level-properties text:space-before="9.331cm" text:min-label-width="0.637cm"/>
      </text:list-level-style-bullet>
      <text:list-level-style-bullet text:level="8" text:bullet-char="•">
        <style:list-level-properties text:space-before="10.737cm" text:min-label-width="0.637cm"/>
      </text:list-level-style-bullet>
      <text:list-level-style-bullet text:level="9" text:bullet-char="•">
        <style:list-level-properties text:space-before="12.142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14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13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12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11LVL1" style:num-suffix="." style:num-format="1" text:start-value="14">
        <style:list-level-properties text:space-before="0.284cm" text:min-label-width="0.635cm"/>
      </text:list-level-style-number>
      <text:list-level-style-number text:level="2" text:style-name="WW_5f_CharLFO11LVL2" style:num-suffix="." style:num-format="a" style:num-letter-sync="true">
        <style:list-level-properties text:space-before="0.917cm" text:min-label-width="0.637cm"/>
      </text:list-level-style-number>
      <text:list-level-style-bullet text:level="3" text:bullet-char="•">
        <style:list-level-properties text:space-before="2.476cm" text:min-label-width="0.637cm"/>
      </text:list-level-style-bullet>
      <text:list-level-style-bullet text:level="4" text:bullet-char="•">
        <style:list-level-properties text:space-before="4.037cm" text:min-label-width="0.637cm"/>
      </text:list-level-style-bullet>
      <text:list-level-style-bullet text:level="5" text:bullet-char="•">
        <style:list-level-properties text:space-before="5.597cm" text:min-label-width="0.637cm"/>
      </text:list-level-style-bullet>
      <text:list-level-style-bullet text:level="6" text:bullet-char="•">
        <style:list-level-properties text:space-before="7.156cm" text:min-label-width="0.637cm"/>
      </text:list-level-style-bullet>
      <text:list-level-style-bullet text:level="7" text:bullet-char="•">
        <style:list-level-properties text:space-before="8.717cm" text:min-label-width="0.637cm"/>
      </text:list-level-style-bullet>
      <text:list-level-style-bullet text:level="8" text:bullet-char="•">
        <style:list-level-properties text:space-before="10.276cm" text:min-label-width="0.637cm"/>
      </text:list-level-style-bullet>
      <text:list-level-style-bullet text:level="9" text:bullet-char="•">
        <style:list-level-properties text:space-before="11.83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10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3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WW_5f_CharLFO9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7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_5f_CharLFO8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20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3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WW_5f_CharLFO19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1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WW_5f_CharLFO18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3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WW_5f_CharLFO17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3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WW_5f_CharLFO16LVL1" style:num-suffix="." style:num-format="1" text:start-value="6">
        <style:list-level-properties text:space-before="-0.351cm" text:min-label-width="0.635cm"/>
      </text:list-level-style-number>
      <text:list-level-style-number text:level="2" text:style-name="WW_5f_CharLFO16LVL2" style:num-suffix="." style:num-format="a" style:num-letter-sync="true">
        <style:list-level-properties text:space-before="0.917cm" text:min-label-width="0.637cm"/>
      </text:list-level-style-number>
      <text:list-level-style-bullet text:level="3" text:bullet-char="•">
        <style:list-level-properties text:space-before="2.476cm" text:min-label-width="0.637cm"/>
      </text:list-level-style-bullet>
      <text:list-level-style-bullet text:level="4" text:bullet-char="•">
        <style:list-level-properties text:space-before="4.037cm" text:min-label-width="0.637cm"/>
      </text:list-level-style-bullet>
      <text:list-level-style-bullet text:level="5" text:bullet-char="•">
        <style:list-level-properties text:space-before="5.597cm" text:min-label-width="0.637cm"/>
      </text:list-level-style-bullet>
      <text:list-level-style-bullet text:level="6" text:bullet-char="•">
        <style:list-level-properties text:space-before="7.156cm" text:min-label-width="0.637cm"/>
      </text:list-level-style-bullet>
      <text:list-level-style-bullet text:level="7" text:bullet-char="•">
        <style:list-level-properties text:space-before="8.715cm" text:min-label-width="0.637cm"/>
      </text:list-level-style-bullet>
      <text:list-level-style-bullet text:level="8" text:bullet-char="•">
        <style:list-level-properties text:space-before="10.276cm" text:min-label-width="0.637cm"/>
      </text:list-level-style-bullet>
      <text:list-level-style-bullet text:level="9" text:bullet-char="•">
        <style:list-level-properties text:space-before="11.83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WW_5f_CharLFO15LVL1" style:num-suffix="." style:num-format="a" style:num-letter-sync="true">
        <style:list-level-properties text:space-before="0.896cm" text:min-label-width="0.637cm"/>
      </text:list-level-style-number>
      <text:list-level-style-bullet text:level="2" text:bullet-char="•">
        <style:list-level-properties text:space-before="2.302cm" text:min-label-width="0.637cm"/>
      </text:list-level-style-bullet>
      <text:list-level-style-bullet text:level="3" text:bullet-char="•">
        <style:list-level-properties text:space-before="3.707cm" text:min-label-width="0.637cm"/>
      </text:list-level-style-bullet>
      <text:list-level-style-bullet text:level="4" text:bullet-char="•">
        <style:list-level-properties text:space-before="5.113cm" text:min-label-width="0.637cm"/>
      </text:list-level-style-bullet>
      <text:list-level-style-bullet text:level="5" text:bullet-char="•">
        <style:list-level-properties text:space-before="6.519cm" text:min-label-width="0.637cm"/>
      </text:list-level-style-bullet>
      <text:list-level-style-bullet text:level="6" text:bullet-char="•">
        <style:list-level-properties text:space-before="7.925cm" text:min-label-width="0.637cm"/>
      </text:list-level-style-bullet>
      <text:list-level-style-bullet text:level="7" text:bullet-char="•">
        <style:list-level-properties text:space-before="9.331cm" text:min-label-width="0.637cm"/>
      </text:list-level-style-bullet>
      <text:list-level-style-bullet text:level="8" text:bullet-char="•">
        <style:list-level-properties text:space-before="10.737cm" text:min-label-width="0.637cm"/>
      </text:list-level-style-bullet>
      <text:list-level-style-bullet text:level="9" text:bullet-char="•">
        <style:list-level-properties text:space-before="12.142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WW_5f_CharLFO14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WW_5f_CharLFO13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WW_5f_CharLFO12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WW_5f_CharLFO11LVL1" style:num-suffix="." style:num-format="1" text:start-value="14">
        <style:list-level-properties text:space-before="0.284cm" text:min-label-width="0.635cm"/>
      </text:list-level-style-number>
      <text:list-level-style-number text:level="2" text:style-name="WW_5f_CharLFO11LVL2" style:num-suffix="." style:num-format="a" style:num-letter-sync="true">
        <style:list-level-properties text:space-before="0.917cm" text:min-label-width="0.637cm"/>
      </text:list-level-style-number>
      <text:list-level-style-bullet text:level="3" text:bullet-char="•">
        <style:list-level-properties text:space-before="2.476cm" text:min-label-width="0.637cm"/>
      </text:list-level-style-bullet>
      <text:list-level-style-bullet text:level="4" text:bullet-char="•">
        <style:list-level-properties text:space-before="4.037cm" text:min-label-width="0.637cm"/>
      </text:list-level-style-bullet>
      <text:list-level-style-bullet text:level="5" text:bullet-char="•">
        <style:list-level-properties text:space-before="5.597cm" text:min-label-width="0.637cm"/>
      </text:list-level-style-bullet>
      <text:list-level-style-bullet text:level="6" text:bullet-char="•">
        <style:list-level-properties text:space-before="7.156cm" text:min-label-width="0.637cm"/>
      </text:list-level-style-bullet>
      <text:list-level-style-bullet text:level="7" text:bullet-char="•">
        <style:list-level-properties text:space-before="8.717cm" text:min-label-width="0.637cm"/>
      </text:list-level-style-bullet>
      <text:list-level-style-bullet text:level="8" text:bullet-char="•">
        <style:list-level-properties text:space-before="10.276cm" text:min-label-width="0.637cm"/>
      </text:list-level-style-bullet>
      <text:list-level-style-bullet text:level="9" text:bullet-char="•">
        <style:list-level-properties text:space-before="11.83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WW_5f_CharLFO10LVL1" style:num-suffix="." style:num-format="a" style:num-letter-sync="true">
        <style:list-level-properties text:space-before="0.917cm" text:min-label-width="0.637cm"/>
      </text:list-level-style-number>
      <text:list-level-style-bullet text:level="2" text:bullet-char="•">
        <style:list-level-properties text:space-before="2.321cm" text:min-label-width="0.637cm"/>
      </text:list-level-style-bullet>
      <text:list-level-style-bullet text:level="3" text:bullet-char="•">
        <style:list-level-properties text:space-before="3.725cm" text:min-label-width="0.637cm"/>
      </text:list-level-style-bullet>
      <text:list-level-style-bullet text:level="4" text:bullet-char="•">
        <style:list-level-properties text:space-before="5.129cm" text:min-label-width="0.637cm"/>
      </text:list-level-style-bullet>
      <text:list-level-style-bullet text:level="5" text:bullet-char="•">
        <style:list-level-properties text:space-before="6.533cm" text:min-label-width="0.637cm"/>
      </text:list-level-style-bullet>
      <text:list-level-style-bullet text:level="6" text:bullet-char="•">
        <style:list-level-properties text:space-before="7.936cm" text:min-label-width="0.637cm"/>
      </text:list-level-style-bullet>
      <text:list-level-style-bullet text:level="7" text:bullet-char="•">
        <style:list-level-properties text:space-before="9.34cm" text:min-label-width="0.637cm"/>
      </text:list-level-style-bullet>
      <text:list-level-style-bullet text:level="8" text:bullet-char="•">
        <style:list-level-properties text:space-before="10.744cm" text:min-label-width="0.637cm"/>
      </text:list-level-style-bullet>
      <text:list-level-style-bullet text:level="9" text:bullet-char="•">
        <style:list-level-properties text:space-before="12.148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WW_5f_CharLFO9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7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WW_5f_CharLFO8LVL1" style:num-suffix="." style:num-format="a" style:num-letter-sync="true">
        <style:list-level-properties text:space-before="0.076cm" text:min-label-width="0.637cm"/>
      </text:list-level-style-number>
      <text:list-level-style-bullet text:level="2" text:bullet-char="•">
        <style:list-level-properties text:space-before="1.48cm" text:min-label-width="0.637cm"/>
      </text:list-level-style-bullet>
      <text:list-level-style-bullet text:level="3" text:bullet-char="•">
        <style:list-level-properties text:space-before="2.882cm" text:min-label-width="0.637cm"/>
      </text:list-level-style-bullet>
      <text:list-level-style-bullet text:level="4" text:bullet-char="•">
        <style:list-level-properties text:space-before="4.286cm" text:min-label-width="0.637cm"/>
      </text:list-level-style-bullet>
      <text:list-level-style-bullet text:level="5" text:bullet-char="•">
        <style:list-level-properties text:space-before="5.69cm" text:min-label-width="0.637cm"/>
      </text:list-level-style-bullet>
      <text:list-level-style-bullet text:level="6" text:bullet-char="•">
        <style:list-level-properties text:space-before="7.094cm" text:min-label-width="0.637cm"/>
      </text:list-level-style-bullet>
      <text:list-level-style-bullet text:level="7" text:bullet-char="•">
        <style:list-level-properties text:space-before="8.498cm" text:min-label-width="0.637cm"/>
      </text:list-level-style-bullet>
      <text:list-level-style-bullet text:level="8" text:bullet-char="•">
        <style:list-level-properties text:space-before="9.902cm" text:min-label-width="0.637cm"/>
      </text:list-level-style-bullet>
      <text:list-level-style-bullet text:level="9" text:bullet-char="•">
        <style:list-level-properties text:space-before="11.305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WW_5f_CharLFO7LVL1" style:num-suffix="." style:num-format="a" style:num-letter-sync="true">
        <style:list-level-properties text:space-before="0.078cm" text:min-label-width="0.635cm"/>
      </text:list-level-style-number>
      <text:list-level-style-bullet text:level="2" text:bullet-char="•">
        <style:list-level-properties text:space-before="1.48cm" text:min-label-width="0.635cm"/>
      </text:list-level-style-bullet>
      <text:list-level-style-bullet text:level="3" text:bullet-char="•">
        <style:list-level-properties text:space-before="2.884cm" text:min-label-width="0.635cm"/>
      </text:list-level-style-bullet>
      <text:list-level-style-bullet text:level="4" text:bullet-char="•">
        <style:list-level-properties text:space-before="4.288cm" text:min-label-width="0.635cm"/>
      </text:list-level-style-bullet>
      <text:list-level-style-bullet text:level="5" text:bullet-char="•">
        <style:list-level-properties text:space-before="5.692cm" text:min-label-width="0.635cm"/>
      </text:list-level-style-bullet>
      <text:list-level-style-bullet text:level="6" text:bullet-char="•">
        <style:list-level-properties text:space-before="7.096cm" text:min-label-width="0.635cm"/>
      </text:list-level-style-bullet>
      <text:list-level-style-bullet text:level="7" text:bullet-char="•">
        <style:list-level-properties text:space-before="8.5cm" text:min-label-width="0.635cm"/>
      </text:list-level-style-bullet>
      <text:list-level-style-bullet text:level="8" text:bullet-char="•">
        <style:list-level-properties text:space-before="9.904cm" text:min-label-width="0.635cm"/>
      </text:list-level-style-bullet>
      <text:list-level-style-bullet text:level="9" text:bullet-char="•">
        <style:list-level-properties text:space-before="11.307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8cm" svg:stroke-color="#622423" svg:stroke-opacity="100%" draw:stroke-linejoin="round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Absatz-Standardschriftart"><text:span text:style-name="T48">U.T.</text:span></text:span><text:span text:style-name="Absatz-Standardschriftart"><text:span text:style-name="T50"> </text:span></text:span>1:<text:span text:style-name="Absatz-Standardschriftart"><text:span text:style-name="T51"> </text:span></text:span><text:span text:style-name="Absatz-Standardschriftart"><text:span text:style-name="T52">LA</text:span></text:span><text:span text:style-name="Absatz-Standardschriftart"><text:span text:style-name="T53"> </text:span></text:span><text:span text:style-name="Absatz-Standardschriftart"><text:span text:style-name="T48">RELACIÓN</text:span></text:span><text:span text:style-name="Absatz-Standardschriftart"><text:span text:style-name="T54"> </text:span></text:span><text:span text:style-name="Absatz-Standardschriftart"><text:span text:style-name="T48">LABORAL</text:span></text:span></text:h>
      <text:p text:style-name="P34"/>
      <text:p text:style-name="P36"><text:span text:style-name="Absatz-Standardschriftart"><text:span text:style-name="T46">CUESTIONES</text:span></text:span><text:span text:style-name="Absatz-Standardschriftart"><text:span text:style-name="T47">:</text:span></text:span></text:p>
      <text:p text:style-name="P37"/>
      <text:list xml:id="list3579583950" text:style-name="L2">
        <text:list-item>
          <text:p text:style-name="P6"><text:span text:style-name="Absatz-Standardschriftart"><text:span text:style-name="T48">Concepto</text:span></text:span><text:span text:style-name="Absatz-Standardschriftart"><text:span text:style-name="T53"> </text:span></text:span>de:</text:p>
          <text:list>
            <text:list-item>
              <text:p text:style-name="P8"><text:span text:style-name="Absatz-Standardschriftart"><text:span text:style-name="T48">Derecho:</text:span></text:span></text:p>
            </text:list-item>
          </text:list>
        </text:list-item>
      </text:list>
      <text:p text:style-name="P39"/>
      <text:list xml:id="list125305638747772" text:continue-numbering="true" text:style-name="L2">
        <text:list-item>
          <text:list>
            <text:list-item>
              <text:p text:style-name="P8"><text:span text:style-name="Absatz-Standardschriftart"><text:span text:style-name="T48">Derecho</text:span></text:span><text:span text:style-name="Absatz-Standardschriftart"><text:span text:style-name="T50"> </text:span></text:span><text:span text:style-name="Absatz-Standardschriftart"><text:span text:style-name="T48">del</text:span></text:span><text:span text:style-name="Absatz-Standardschriftart"><text:span text:style-name="T50"> </text:span></text:span><text:span text:style-name="Absatz-Standardschriftart"><text:span text:style-name="T48">Trabajo:</text:span></text:span></text:p>
            </text:list-item>
          </text:list>
        </text:list-item>
      </text:list>
      <text:p text:style-name="P32"/>
      <text:p text:style-name="P32"/>
      <text:p text:style-name="P35"/>
      <text:h text:style-name="P4" text:outline-level="2"><text:span text:style-name="Absatz-Standardschriftart"><text:span text:style-name="T48">2.</text:span></text:span></text:h>
      <text:list xml:id="list794267364" text:style-name="L16">
        <text:list-item>
          <text:p text:style-name="P9"><text:span text:style-name="Absatz-Standardschriftart"><text:span text:style-name="T48">¿Cuándo</text:span></text:span><text:span text:style-name="Absatz-Standardschriftart"><text:span text:style-name="T50"> </text:span></text:span>aparece<text:span text:style-name="Absatz-Standardschriftart"><text:span text:style-name="T55"> </text:span></text:span><text:span text:style-name="Absatz-Standardschriftart"><text:span text:style-name="T48">el</text:span></text:span><text:span text:style-name="Absatz-Standardschriftart"><text:span text:style-name="T54"> </text:span></text:span>Derecho<text:span text:style-name="Absatz-Standardschriftart"><text:span text:style-name="T54"> </text:span></text:span>del<text:span text:style-name="Absatz-Standardschriftart"><text:span text:style-name="T56"> </text:span></text:span>Trabajo<text:span text:style-name="Absatz-Standardschriftart"><text:span text:style-name="T54"> </text:span></text:span><text:span text:style-name="Absatz-Standardschriftart"><text:span text:style-name="T52">como</text:span></text:span><text:span text:style-name="Absatz-Standardschriftart"><text:span text:style-name="T50"> </text:span></text:span>rama<text:span text:style-name="Absatz-Standardschriftart"><text:span text:style-name="T56"> </text:span></text:span><text:span text:style-name="Absatz-Standardschriftart"><text:span text:style-name="T48">jurídica</text:span></text:span><text:span text:style-name="Absatz-Standardschriftart"><text:span text:style-name="T57"> </text:span></text:span>autónoma?</text:p>
        </text:list-item>
      </text:list>
      <text:p text:style-name="P41"/>
      <text:list xml:id="list125307168567763" text:continue-numbering="true" text:style-name="L16">
        <text:list-item>
          <text:p text:style-name="P43"><text:span text:style-name="Absatz-Standardschriftart"><text:span text:style-name="T3">Enumera</text:span></text:span><text:span text:style-name="Absatz-Standardschriftart"><text:span text:style-name="T10"> </text:span></text:span><text:span text:style-name="Absatz-Standardschriftart"><text:span text:style-name="T5">las</text:span></text:span><text:span text:style-name="Absatz-Standardschriftart"><text:span text:style-name="T13"> </text:span></text:span><text:span text:style-name="Absatz-Standardschriftart"><text:span text:style-name="T5">tres</text:span></text:span><text:span text:style-name="Absatz-Standardschriftart"><text:span text:style-name="T16"> </text:span></text:span><text:span text:style-name="Absatz-Standardschriftart"><text:span text:style-name="T1">causas</text:span></text:span><text:span text:style-name="Absatz-Standardschriftart"><text:span text:style-name="T11"> </text:span></text:span><text:span text:style-name="Absatz-Standardschriftart"><text:span text:style-name="T1">históricas</text:span></text:span><text:span text:style-name="Absatz-Standardschriftart"><text:span text:style-name="T14"> </text:span></text:span><text:span text:style-name="Absatz-Standardschriftart"><text:span text:style-name="T3">que</text:span></text:span><text:span text:style-name="Absatz-Standardschriftart"><text:span text:style-name="T16"> </text:span></text:span><text:span text:style-name="Absatz-Standardschriftart"><text:span text:style-name="T5">dieron</text:span></text:span><text:span text:style-name="Absatz-Standardschriftart"><text:span text:style-name="T13"> </text:span></text:span><text:span text:style-name="Absatz-Standardschriftart"><text:span text:style-name="T3">lugar</text:span></text:span><text:span text:style-name="Absatz-Standardschriftart"><text:span text:style-name="T13"> </text:span></text:span><text:span text:style-name="Absatz-Standardschriftart"><text:span text:style-name="T3">a</text:span></text:span><text:span text:style-name="Absatz-Standardschriftart"><text:span text:style-name="T13"> </text:span></text:span><text:span text:style-name="Absatz-Standardschriftart"><text:span text:style-name="T3">su</text:span></text:span><text:span text:style-name="Absatz-Standardschriftart"><text:span text:style-name="T10"> </text:span></text:span><text:span text:style-name="Absatz-Standardschriftart"><text:span text:style-name="T5">aparición.</text:span></text:span></text:p>
        </text:list-item>
      </text:list>
      <text:p text:style-name="P32"/>
      <text:p text:style-name="P32"/>
      <text:p text:style-name="P53"/>
      <text:h text:style-name="P2" text:outline-level="2"><text:span text:style-name="Absatz-Standardschriftart"><text:span text:style-name="T48">3.</text:span></text:span></text:h>
      <text:list xml:id="list3927403823" text:style-name="L17">
        <text:list-item>
          <text:p text:style-name="P20">Enumera<text:span text:style-name="Absatz-Standardschriftart"><text:span text:style-name="T58"> </text:span></text:span>y<text:span text:style-name="Absatz-Standardschriftart"><text:span text:style-name="T60"> </text:span></text:span><text:span text:style-name="Absatz-Standardschriftart"><text:span text:style-name="T48">explica</text:span></text:span><text:span text:style-name="Absatz-Standardschriftart"><text:span text:style-name="T61"> </text:span></text:span><text:span text:style-name="Absatz-Standardschriftart"><text:span text:style-name="T48">cada</text:span></text:span><text:span text:style-name="Absatz-Standardschriftart"><text:span text:style-name="T58"> </text:span></text:span>una<text:span text:style-name="Absatz-Standardschriftart"><text:span text:style-name="T58"> </text:span></text:span><text:span text:style-name="Absatz-Standardschriftart"><text:span text:style-name="T48">de</text:span></text:span><text:span text:style-name="Absatz-Standardschriftart"><text:span text:style-name="T58"> </text:span></text:span><text:span text:style-name="Absatz-Standardschriftart"><text:span text:style-name="T48">las</text:span></text:span><text:span text:style-name="Absatz-Standardschriftart"><text:span text:style-name="T58"> </text:span></text:span>cinco<text:span text:style-name="Absatz-Standardschriftart"><text:span text:style-name="T58"> </text:span></text:span><text:span text:style-name="Absatz-Standardschriftart"><text:span text:style-name="T49">características</text:span></text:span><text:span text:style-name="Absatz-Standardschriftart"><text:span text:style-name="T59"> </text:span></text:span><text:span text:style-name="Absatz-Standardschriftart"><text:span text:style-name="T48">de</text:span></text:span><text:span text:style-name="Absatz-Standardschriftart"><text:span text:style-name="T61"> </text:span></text:span><text:span text:style-name="Absatz-Standardschriftart"><text:span text:style-name="T48">las</text:span></text:span><text:span text:style-name="Absatz-Standardschriftart"><text:span text:style-name="T61"> </text:span></text:span><text:span text:style-name="Absatz-Standardschriftart"><text:span text:style-name="T48">relaciones</text:span></text:span><text:span text:style-name="Absatz-Standardschriftart"><text:span text:style-name="T62"> </text:span></text:span><text:span text:style-name="Absatz-Standardschriftart"><text:span text:style-name="T48">laborales</text:span></text:span><text:span text:style-name="Absatz-Standardschriftart"><text:span text:style-name="T63"> </text:span></text:span><text:span text:style-name="Absatz-Standardschriftart"><text:span text:style-name="T48">ordinarias.</text:span></text:span></text:p>
        </text:list-item>
      </text:list>
      <text:p text:style-name="P32"/>
      <text:p text:style-name="P32"/>
      <text:p text:style-name="P32"/>
      <text:p text:style-name="P32"/>
      <text:p text:style-name="P32"/>
      <text:list xml:id="list125306115916793" text:continue-numbering="true" text:style-name="L17">
        <text:list-item>
          <text:p text:style-name="P10">¿Qué<text:span text:style-name="Absatz-Standardschriftart"><text:span text:style-name="T56"> </text:span></text:span>norma<text:span text:style-name="Absatz-Standardschriftart"><text:span text:style-name="T56"> </text:span></text:span><text:span text:style-name="Absatz-Standardschriftart"><text:span text:style-name="T48">regula</text:span></text:span><text:span text:style-name="Absatz-Standardschriftart"><text:span text:style-name="T50"> </text:span></text:span>las<text:span text:style-name="Absatz-Standardschriftart"><text:span text:style-name="T50"> </text:span></text:span><text:span text:style-name="Absatz-Standardschriftart"><text:span text:style-name="T48">relaciones</text:span></text:span><text:span text:style-name="Absatz-Standardschriftart"><text:span text:style-name="T57"> </text:span></text:span><text:span text:style-name="Absatz-Standardschriftart"><text:span text:style-name="T48">laborales</text:span></text:span><text:span text:style-name="Absatz-Standardschriftart"><text:span text:style-name="T54"> </text:span></text:span><text:span text:style-name="Absatz-Standardschriftart"><text:span text:style-name="T48">ordinarias?</text:span></text:span></text:p>
        </text:list-item>
      </text:list>
      <text:p text:style-name="P32"/>
      <text:p text:style-name="P32"/>
      <text:p text:style-name="P38"/>
      <text:h text:style-name="P3" text:outline-level="2"><text:span text:style-name="Absatz-Standardschriftart"><text:span text:style-name="T48">4.</text:span></text:span></text:h>
      <text:list xml:id="list1592816992" text:style-name="L18">
        <text:list-item>
          <text:p text:style-name="P49"><text:span text:style-name="Absatz-Standardschriftart"><text:span text:style-name="T3">¿Qué</text:span></text:span><text:span text:style-name="Absatz-Standardschriftart"><text:span text:style-name="T20"> </text:span></text:span><text:span text:style-name="Absatz-Standardschriftart"><text:span text:style-name="T3">son</text:span></text:span><text:span text:style-name="Absatz-Standardschriftart"><text:span text:style-name="T10"> </text:span></text:span><text:span text:style-name="Absatz-Standardschriftart"><text:span text:style-name="T5">las</text:span></text:span><text:span text:style-name="Absatz-Standardschriftart"><text:span text:style-name="T23"> </text:span></text:span><text:span text:style-name="Absatz-Standardschriftart"><text:span text:style-name="T6">relaciones</text:span></text:span><text:span text:style-name="Absatz-Standardschriftart"><text:span text:style-name="T26"> </text:span></text:span><text:span text:style-name="Absatz-Standardschriftart"><text:span text:style-name="T1">laborales</text:span></text:span><text:span text:style-name="Absatz-Standardschriftart"><text:span text:style-name="T26"> </text:span></text:span><text:span text:style-name="Absatz-Standardschriftart"><text:span text:style-name="T1">especiales</text:span></text:span><text:span text:style-name="Absatz-Standardschriftart"><text:span text:style-name="T3">?</text:span></text:span></text:p>
        </text:list-item>
      </text:list>
      <text:p text:style-name="P32"/>
      <text:p text:style-name="P53"/>
      <text:list xml:id="list125305815613329" text:continue-numbering="true" text:style-name="L18">
        <text:list-item>
          <text:p text:style-name="P11">¿Qué<text:span text:style-name="Absatz-Standardschriftart"><text:span text:style-name="T56"> </text:span></text:span><text:span text:style-name="Absatz-Standardschriftart"><text:span text:style-name="T48">normativa</text:span></text:span><text:span text:style-name="Absatz-Standardschriftart"><text:span text:style-name="T54"> </text:span></text:span>las<text:span text:style-name="Absatz-Standardschriftart"><text:span text:style-name="T54"> </text:span></text:span>regula?</text:p>
        </text:list-item>
      </text:list>
      <text:p text:style-name="P39"/>
      <text:list xml:id="list125306688617564" text:continue-numbering="true" text:style-name="L18">
        <text:list-item>
          <text:p text:style-name="P11"><text:span text:style-name="Absatz-Standardschriftart"><text:span text:style-name="T48">Enumera,</text:span></text:span><text:span text:style-name="Absatz-Standardschriftart"><text:span text:style-name="T56"> </text:span></text:span><text:span text:style-name="Absatz-Standardschriftart"><text:span text:style-name="T48">al</text:span></text:span><text:span text:style-name="Absatz-Standardschriftart"><text:span text:style-name="T51"> </text:span></text:span>menos,<text:span text:style-name="Absatz-Standardschriftart"><text:span text:style-name="T56"> </text:span></text:span>cinco<text:span text:style-name="Absatz-Standardschriftart"><text:span text:style-name="T54"> </text:span></text:span><text:span text:style-name="Absatz-Standardschriftart"><text:span text:style-name="T48">relaciones</text:span></text:span><text:span text:style-name="Absatz-Standardschriftart"><text:span text:style-name="T55"> </text:span></text:span><text:span text:style-name="Absatz-Standardschriftart"><text:span text:style-name="T48">laborales</text:span></text:span><text:span text:style-name="Absatz-Standardschriftart"><text:span text:style-name="T50"> </text:span></text:span>especiales.</text:p>
        </text:list-item>
      </text:list>
      <text:p text:style-name="P32"/>
      <text:p text:style-name="P32"/>
      <text:p text:style-name="P35"/>
      <text:h text:style-name="P2" text:outline-level="2"><text:span text:style-name="Absatz-Standardschriftart"><text:span text:style-name="T48">5.</text:span></text:span></text:h>
      <text:list xml:id="list962571188" text:style-name="L19">
        <text:list-item>
          <text:p text:style-name="P50"><text:span text:style-name="Absatz-Standardschriftart"><text:span text:style-name="T3">¿Qué</text:span></text:span><text:span text:style-name="Absatz-Standardschriftart"><text:span text:style-name="T27"> </text:span></text:span><text:span text:style-name="Absatz-Standardschriftart"><text:span text:style-name="T3">son</text:span></text:span><text:span text:style-name="Absatz-Standardschriftart"><text:span text:style-name="T10"> </text:span></text:span><text:span text:style-name="Absatz-Standardschriftart"><text:span text:style-name="T5">las</text:span></text:span><text:span text:style-name="Absatz-Standardschriftart"><text:span text:style-name="T23"> </text:span></text:span><text:span text:style-name="Absatz-Standardschriftart"><text:span text:style-name="T6">relaciones</text:span></text:span><text:span text:style-name="Absatz-Standardschriftart"><text:span text:style-name="T26"> </text:span></text:span><text:span text:style-name="Absatz-Standardschriftart"><text:span text:style-name="T1">laborales</text:span></text:span><text:span text:style-name="Absatz-Standardschriftart"><text:span text:style-name="T26"> </text:span></text:span><text:span text:style-name="Absatz-Standardschriftart"><text:span text:style-name="T6">excluidas</text:span></text:span><text:span text:style-name="Absatz-Standardschriftart"><text:span text:style-name="T5">?</text:span></text:span></text:p>
        </text:list-item>
      </text:list>
      <text:p text:style-name="P32"/>
      <text:p text:style-name="P39"/>
      <text:list xml:id="list125305436464933" text:continue-numbering="true" text:style-name="L19">
        <text:list-item>
          <text:p text:style-name="P12">Enumera<text:span text:style-name="Absatz-Standardschriftart"><text:span text:style-name="T50"> </text:span></text:span><text:span text:style-name="Absatz-Standardschriftart"><text:span text:style-name="T48">las</text:span></text:span><text:span text:style-name="Absatz-Standardschriftart"><text:span text:style-name="T55"> </text:span></text:span>ocho<text:span text:style-name="Absatz-Standardschriftart"><text:span text:style-name="T50"> </text:span></text:span>relaciones<text:span text:style-name="Absatz-Standardschriftart"><text:span text:style-name="T55"> </text:span></text:span><text:span text:style-name="Absatz-Standardschriftart"><text:span text:style-name="T48">excluidas</text:span></text:span><text:span text:style-name="Absatz-Standardschriftart"><text:span text:style-name="T55"> </text:span></text:span>que<text:span text:style-name="Absatz-Standardschriftart"><text:span text:style-name="T50"> </text:span></text:span><text:span text:style-name="Absatz-Standardschriftart"><text:span text:style-name="T48">menciona</text:span></text:span><text:span text:style-name="Absatz-Standardschriftart"><text:span text:style-name="T57"> </text:span></text:span><text:span text:style-name="Absatz-Standardschriftart"><text:span text:style-name="T48">el</text:span></text:span><text:span text:style-name="Absatz-Standardschriftart"><text:span text:style-name="T54"> </text:span></text:span><text:span text:style-name="Absatz-Standardschriftart"><text:span text:style-name="T48">Estatuto</text:span></text:span><text:span text:style-name="Absatz-Standardschriftart"><text:span text:style-name="T54"> </text:span></text:span><text:span text:style-name="Absatz-Standardschriftart"><text:span text:style-name="T52">de</text:span></text:span><text:span text:style-name="Absatz-Standardschriftart"><text:span text:style-name="T50"> </text:span></text:span>los<text:span text:style-name="Absatz-Standardschriftart"><text:span text:style-name="T55"> </text:span></text:span>Trabajadores.</text:p>
        </text:list-item>
      </text:list>
      <text:p text:style-name="P32"/>
      <text:p text:style-name="P32"/>
      <text:p text:style-name="P38"/>
      <text:list xml:id="list105661673" text:style-name="L20">
        <text:list-item>
          <text:p text:style-name="P22"><text:span text:style-name="Absatz-Standardschriftart"><text:span text:style-name="T48">Diferencia</text:span></text:span><text:span text:style-name="Absatz-Standardschriftart"><text:span text:style-name="T57"> </text:span></text:span><text:span text:style-name="Absatz-Standardschriftart"><text:span text:style-name="T48">entre</text:span></text:span><text:span text:style-name="Absatz-Standardschriftart"><text:span text:style-name="T55"> </text:span></text:span>fuentes<text:span text:style-name="Absatz-Standardschriftart"><text:span text:style-name="T55"> </text:span></text:span>del<text:span text:style-name="Absatz-Standardschriftart"><text:span text:style-name="T57"> </text:span></text:span><text:span text:style-name="Absatz-Standardschriftart"><text:span text:style-name="T48">Derecho</text:span></text:span><text:span text:style-name="Absatz-Standardschriftart"><text:span text:style-name="T55"> </text:span></text:span>materiales<text:span text:style-name="Absatz-Standardschriftart"><text:span text:style-name="T48"> </text:span></text:span>y<text:span text:style-name="Absatz-Standardschriftart"><text:span text:style-name="T56"> </text:span></text:span><text:span text:style-name="Absatz-Standardschriftart"><text:span text:style-name="T48">formales </text:span></text:span>y<text:span text:style-name="Absatz-Standardschriftart"><text:span text:style-name="T56"> </text:span></text:span><text:span text:style-name="Absatz-Standardschriftart"><text:span text:style-name="T48">menciona</text:span></text:span><text:span text:style-name="Absatz-Standardschriftart"><text:span text:style-name="T57"> </text:span></text:span>3<text:span text:style-name="Absatz-Standardschriftart"><text:span text:style-name="T55"> </text:span></text:span><text:span text:style-name="Absatz-Standardschriftart"><text:span text:style-name="T52">de</text:span></text:span><text:span text:style-name="Absatz-Standardschriftart"><text:span text:style-name="T54"> </text:span></text:span>cada.<text:span text:style-name="Absatz-Standardschriftart"><text:span text:style-name="T64"> </text:span></text:span>FUENTES<text:span text:style-name="Absatz-Standardschriftart"><text:span text:style-name="T65"> </text:span></text:span>MATERIALES:</text:p>
        </text:list-item>
      </text:list>
      <text:p text:style-name="P32"/>
      <text:p text:style-name="P32"/>
      <text:p text:style-name="P38"/>
      <text:p text:style-name="P23">FUENTES<text:span text:style-name="Absatz-Standardschriftart"><text:span text:style-name="T66"> </text:span></text:span>FORMALES:</text:p>
      <text:p text:style-name="P32"/>
      <text:p text:style-name="P32"/>
      <text:p text:style-name="P35"/>
      <text:list xml:id="list125305763760800" text:continue-numbering="true" text:style-name="L20">
        <text:list-item>
          <text:p text:style-name="P25"><text:span text:style-name="Absatz-Standardschriftart"><text:span text:style-name="T48">¿Cuál</text:span></text:span><text:span text:style-name="Absatz-Standardschriftart"><text:span text:style-name="T57"> </text:span></text:span><text:span text:style-name="Absatz-Standardschriftart"><text:span text:style-name="T48">es</text:span></text:span><text:span text:style-name="Absatz-Standardschriftart"><text:span text:style-name="T57"> </text:span></text:span>la<text:span text:style-name="Absatz-Standardschriftart"><text:span text:style-name="T55"> </text:span></text:span><text:span text:style-name="Absatz-Standardschriftart"><text:span text:style-name="T48">fuente</text:span></text:span><text:span text:style-name="Absatz-Standardschriftart"><text:span text:style-name="T67"> </text:span></text:span>nacional<text:span text:style-name="Absatz-Standardschriftart"><text:span text:style-name="T57"> </text:span></text:span>o<text:span text:style-name="Absatz-Standardschriftart"><text:span text:style-name="T55"> </text:span></text:span>norma<text:span text:style-name="Absatz-Standardschriftart"><text:span text:style-name="T55"> </text:span></text:span><text:span text:style-name="Absatz-Standardschriftart"><text:span text:style-name="T48">española</text:span></text:span><text:span text:style-name="Absatz-Standardschriftart"><text:span text:style-name="T67"> </text:span></text:span><text:span text:style-name="Absatz-Standardschriftart"><text:span text:style-name="T48">de</text:span></text:span><text:span text:style-name="Absatz-Standardschriftart"><text:span text:style-name="T55"> </text:span></text:span>mayor<text:span text:style-name="Absatz-Standardschriftart"><text:span text:style-name="T57"> </text:span></text:span><text:span text:style-name="Absatz-Standardschriftart"><text:span text:style-name="T48">rango?</text:span></text:span></text:p>
        </text:list-item>
      </text:list>
      <text:h text:style-name="P5" text:outline-level="2"><text:span text:style-name="Absatz-Standardschriftart"><text:span text:style-name="T48">8.</text:span></text:span></text:h>
      <text:list xml:id="list125306929298517" text:continue-numbering="true" text:style-name="L20">
        <text:list-item>
          <text:list>
            <text:list-item>
              <text:p text:style-name="P51"><text:span text:style-name="Absatz-Standardschriftart"><text:span text:style-name="T3">¿Qué</text:span></text:span><text:span text:style-name="Absatz-Standardschriftart"><text:span text:style-name="T23"> </text:span></text:span><text:span text:style-name="Absatz-Standardschriftart"><text:span text:style-name="T5">órgano</text:span></text:span><text:span text:style-name="Absatz-Standardschriftart"><text:span text:style-name="T13"> </text:span></text:span><text:span text:style-name="Absatz-Standardschriftart"><text:span text:style-name="T5">aprueba</text:span></text:span><text:span text:style-name="Absatz-Standardschriftart"><text:span text:style-name="T13"> </text:span></text:span><text:span text:style-name="Absatz-Standardschriftart"><text:span text:style-name="T5">las</text:span></text:span><text:span text:style-name="Absatz-Standardschriftart"><text:span text:style-name="T10"> </text:span></text:span><text:span text:style-name="Absatz-Standardschriftart"><text:span text:style-name="T1">leyes</text:span></text:span><text:span text:style-name="Absatz-Standardschriftart"><text:span text:style-name="T17"> </text:span></text:span><text:span text:style-name="Absatz-Standardschriftart"><text:span text:style-name="T6">orgánicas</text:span></text:span><text:span text:style-name="Absatz-Standardschriftart"><text:span text:style-name="T14"> </text:span></text:span><text:span text:style-name="Absatz-Standardschriftart"><text:span text:style-name="T1">y</text:span></text:span><text:span text:style-name="Absatz-Standardschriftart"><text:span text:style-name="T24"> </text:span></text:span><text:span text:style-name="Absatz-Standardschriftart"><text:span text:style-name="T1">ordinarias</text:span></text:span><text:span text:style-name="Absatz-Standardschriftart"><text:span text:style-name="T3">?</text:span></text:span></text:p>
            </text:list-item>
          </text:list>
        </text:list-item>
      </text:list>
      <text:p text:style-name="P54"/>
      <text:list xml:id="list125305494660561" text:continue-numbering="true" text:style-name="L20">
        <text:list-item>
          <text:list>
            <text:list-item>
              <text:p text:style-name="P21">¿Qué<text:span text:style-name="Absatz-Standardschriftart"><text:span text:style-name="T68"> </text:span></text:span>mayoría<text:span text:style-name="Absatz-Standardschriftart"><text:span text:style-name="T68"> </text:span></text:span>se<text:span text:style-name="Absatz-Standardschriftart"><text:span text:style-name="T69"> </text:span></text:span>requiere<text:span text:style-name="Absatz-Standardschriftart"><text:span text:style-name="T70"> </text:span></text:span><text:span text:style-name="Absatz-Standardschriftart"><text:span text:style-name="T48">para</text:span></text:span><text:span text:style-name="Absatz-Standardschriftart"><text:span text:style-name="T70"> </text:span></text:span><text:span text:style-name="Absatz-Standardschriftart"><text:span text:style-name="T48">la</text:span></text:span><text:span text:style-name="Absatz-Standardschriftart"><text:span text:style-name="T70"> </text:span></text:span><text:span text:style-name="Absatz-Standardschriftart"><text:span text:style-name="T48">aprobación,</text:span></text:span><text:span text:style-name="Absatz-Standardschriftart"><text:span text:style-name="T68"> </text:span></text:span>modificación<text:span text:style-name="Absatz-Standardschriftart"><text:span text:style-name="T71"> </text:span></text:span>y<text:span text:style-name="Absatz-Standardschriftart"><text:span text:style-name="T72"> </text:span></text:span>derogación<text:span text:style-name="Absatz-Standardschriftart"><text:span text:style-name="T70"> </text:span></text:span><text:span text:style-name="Absatz-Standardschriftart"><text:span text:style-name="T48">de</text:span></text:span><text:span text:style-name="Absatz-Standardschriftart"><text:span text:style-name="T70"> </text:span></text:span><text:span text:style-name="Absatz-Standardschriftart"><text:span text:style-name="T48">las</text:span></text:span><text:span text:style-name="Absatz-Standardschriftart"><text:span text:style-name="T60"> </text:span></text:span><text:span text:style-name="Absatz-Standardschriftart"><text:span text:style-name="T48">leyes</text:span></text:span><text:span text:style-name="Absatz-Standardschriftart"><text:span text:style-name="T73"> </text:span></text:span><text:span text:style-name="Absatz-Standardschriftart"><text:span text:style-name="T48">orgánicas?</text:span></text:span></text:p>
            </text:list-item>
          </text:list>
        </text:list-item>
      </text:list>
      <text:p text:style-name="P32"/>
      <text:p text:style-name="P56"/>
      <text:list xml:id="list125306344725761" text:continue-numbering="true" text:style-name="L20">
        <text:list-item>
          <text:list>
            <text:list-item>
              <text:p text:style-name="P13">¿Y<text:span text:style-name="Absatz-Standardschriftart"><text:span text:style-name="T50"> </text:span></text:span><text:span text:style-name="Absatz-Standardschriftart"><text:span text:style-name="T48">de</text:span></text:span><text:span text:style-name="Absatz-Standardschriftart"><text:span text:style-name="T67"> </text:span></text:span><text:span text:style-name="Absatz-Standardschriftart"><text:span text:style-name="T48">las</text:span></text:span><text:span text:style-name="Absatz-Standardschriftart"><text:span text:style-name="T74"> </text:span></text:span><text:span text:style-name="Absatz-Standardschriftart"><text:span text:style-name="T48">leyes</text:span></text:span><text:span text:style-name="Absatz-Standardschriftart"><text:span text:style-name="T57"> </text:span></text:span>ordinarias?</text:p>
            </text:list-item>
          </text:list>
        </text:list-item>
      </text:list>
      <text:p text:style-name="P32"/>
      <text:p text:style-name="P42"/>
      <text:list xml:id="list125305958063498" text:continue-numbering="true" text:style-name="L20">
        <text:list-item>
          <text:list>
            <text:list-item>
              <text:p text:style-name="P59"><text:span text:style-name="Absatz-Standardschriftart"><text:span text:style-name="T7">Diferencia</text:span></text:span><text:span text:style-name="Absatz-Standardschriftart"><text:span text:style-name="T12"> </text:span></text:span><text:span text:style-name="Absatz-Standardschriftart"><text:span text:style-name="T7">entre</text:span></text:span><text:span text:style-name="Absatz-Standardschriftart"><text:span text:style-name="T25"> </text:span></text:span><text:span text:style-name="Absatz-Standardschriftart"><text:span text:style-name="T28">mayoría</text:span></text:span><text:span text:style-name="Absatz-Standardschriftart"><text:span text:style-name="T25"> </text:span></text:span><text:span text:style-name="Absatz-Standardschriftart"><text:span text:style-name="T28">absoluta</text:span></text:span><text:span text:style-name="Absatz-Standardschriftart"><text:span text:style-name="T29"> </text:span></text:span><text:span text:style-name="Absatz-Standardschriftart"><text:span text:style-name="T28">y</text:span></text:span><text:span text:style-name="Absatz-Standardschriftart"><text:span text:style-name="T21"> </text:span></text:span><text:span text:style-name="Absatz-Standardschriftart"><text:span text:style-name="T28">mayoría</text:span></text:span><text:span text:style-name="Absatz-Standardschriftart"><text:span text:style-name="T25"> </text:span></text:span><text:span text:style-name="Absatz-Standardschriftart"><text:span text:style-name="T7">simple.</text:span></text:span><text:span text:style-name="Absatz-Standardschriftart"><text:span text:style-name="T31"> </text:span></text:span><text:span text:style-name="Absatz-Standardschriftart"><text:span text:style-name="T7">MAYORÍA</text:span></text:span><text:span text:style-name="Absatz-Standardschriftart"><text:span text:style-name="T29"> </text:span></text:span><text:span text:style-name="Absatz-Standardschriftart"><text:span text:style-name="T28">ABSOLUTA:</text:span></text:span><text:span text:style-name="Absatz-Standardschriftart"><text:span text:style-name="T18"> </text:span></text:span><text:span text:style-name="Absatz-Standardschriftart"><text:span text:style-name="T8">es</text:span></text:span><text:span text:style-name="Absatz-Standardschriftart"><text:span text:style-name="T32"> </text:span></text:span><text:span text:style-name="Absatz-Standardschriftart"><text:span text:style-name="T8">el</text:span></text:span><text:span text:style-name="Absatz-Standardschriftart"><text:span text:style-name="T15"> </text:span></text:span><text:span text:style-name="Absatz-Standardschriftart"><text:span text:style-name="T33">voto</text:span></text:span><text:span text:style-name="Absatz-Standardschriftart"><text:span text:style-name="T15"> </text:span></text:span><text:span text:style-name="Absatz-Standardschriftart"><text:span text:style-name="T33">a</text:span></text:span><text:span text:style-name="Absatz-Standardschriftart"><text:span text:style-name="T19"> </text:span></text:span><text:span text:style-name="Absatz-Standardschriftart"><text:span text:style-name="T33">favor</text:span></text:span><text:span text:style-name="Absatz-Standardschriftart"><text:span text:style-name="T30"> </text:span></text:span><text:span text:style-name="Absatz-Standardschriftart"><text:span text:style-name="T8">de</text:span></text:span><text:span text:style-name="Absatz-Standardschriftart"><text:span text:style-name="T30"> </text:span></text:span><text:span text:style-name="Absatz-Standardschriftart"><text:span text:style-name="T8">la</text:span></text:span><text:span text:style-name="Absatz-Standardschriftart"><text:span text:style-name="T34"> </text:span></text:span><text:span text:style-name="Absatz-Standardschriftart"><text:span text:style-name="T8">ley</text:span></text:span><text:span text:style-name="Absatz-Standardschriftart"><text:span text:style-name="T32"> </text:span></text:span><text:span text:style-name="Absatz-Standardschriftart"><text:span text:style-name="T33">de….</text:span></text:span></text:p>
            </text:list-item>
          </text:list>
        </text:list-item>
      </text:list>
      <text:p text:style-name="P33"/>
      <text:p text:style-name="P57"/>
      <text:p text:style-name="P60"><text:span text:style-name="Absatz-Standardschriftart"><text:span text:style-name="T7">MAYORÍA</text:span></text:span><text:span text:style-name="Absatz-Standardschriftart"><text:span text:style-name="T29"> </text:span></text:span><text:span text:style-name="Absatz-Standardschriftart"><text:span text:style-name="T7">SIMPLE:</text:span></text:span><text:span text:style-name="Absatz-Standardschriftart"><text:span text:style-name="T35"> </text:span></text:span><text:span text:style-name="Absatz-Standardschriftart"><text:span text:style-name="T8">es</text:span></text:span><text:span text:style-name="Absatz-Standardschriftart"><text:span text:style-name="T30"> </text:span></text:span><text:span text:style-name="Absatz-Standardschriftart"><text:span text:style-name="T36">el</text:span></text:span><text:span text:style-name="Absatz-Standardschriftart"><text:span text:style-name="T15"> </text:span></text:span><text:span text:style-name="Absatz-Standardschriftart"><text:span text:style-name="T8">voto</text:span></text:span><text:span text:style-name="Absatz-Standardschriftart"><text:span text:style-name="T19"> </text:span></text:span><text:span text:style-name="Absatz-Standardschriftart"><text:span text:style-name="T33">a</text:span></text:span><text:span text:style-name="Absatz-Standardschriftart"><text:span text:style-name="T34"> </text:span></text:span><text:span text:style-name="Absatz-Standardschriftart"><text:span text:style-name="T8">favor</text:span></text:span><text:span text:style-name="Absatz-Standardschriftart"><text:span text:style-name="T30"> </text:span></text:span><text:span text:style-name="Absatz-Standardschriftart"><text:span text:style-name="T36">de</text:span></text:span><text:span text:style-name="Absatz-Standardschriftart"><text:span text:style-name="T15"> </text:span></text:span><text:span text:style-name="Absatz-Standardschriftart"><text:span text:style-name="T33">la</text:span></text:span><text:span text:style-name="Absatz-Standardschriftart"><text:span text:style-name="T19"> </text:span></text:span><text:span text:style-name="Absatz-Standardschriftart"><text:span text:style-name="T33">ley</text:span></text:span><text:span text:style-name="Absatz-Standardschriftart"><text:span text:style-name="T30"> </text:span></text:span><text:span text:style-name="Absatz-Standardschriftart"><text:span text:style-name="T33">de….</text:span></text:span></text:p>
      <text:p text:style-name="P33"/>
      <text:p text:style-name="P40"/>
      <text:list xml:id="list125306484785367" text:continue-numbering="true" text:style-name="L20">
        <text:list-item>
          <text:list>
            <text:list-item>
              <text:p text:style-name="P13">¿Qué<text:span text:style-name="Absatz-Standardschriftart"><text:span text:style-name="T54"> </text:span></text:span><text:span text:style-name="Absatz-Standardschriftart"><text:span text:style-name="T48">tres</text:span></text:span><text:span text:style-name="Absatz-Standardschriftart"><text:span text:style-name="T55"> </text:span></text:span><text:span text:style-name="Absatz-Standardschriftart"><text:span text:style-name="T48">tipos</text:span></text:span><text:span text:style-name="Absatz-Standardschriftart"><text:span text:style-name="T57"> </text:span></text:span><text:span text:style-name="Absatz-Standardschriftart"><text:span text:style-name="T52">de</text:span></text:span><text:span text:style-name="Absatz-Standardschriftart"><text:span text:style-name="T54"> </text:span></text:span>materias<text:span text:style-name="Absatz-Standardschriftart"><text:span text:style-name="T55"> </text:span></text:span>son<text:span text:style-name="Absatz-Standardschriftart"><text:span text:style-name="T55"> </text:span></text:span><text:span text:style-name="Absatz-Standardschriftart"><text:span text:style-name="T48">objeto</text:span></text:span><text:span text:style-name="Absatz-Standardschriftart"><text:span text:style-name="T57"> </text:span></text:span><text:span text:style-name="Absatz-Standardschriftart"><text:span text:style-name="T48">de</text:span></text:span><text:span text:style-name="Absatz-Standardschriftart"><text:span text:style-name="T54"> </text:span></text:span>regulación<text:span text:style-name="Absatz-Standardschriftart"><text:span text:style-name="T57"> </text:span></text:span><text:span text:style-name="Absatz-Standardschriftart"><text:span text:style-name="T48">mediante</text:span></text:span><text:span text:style-name="Absatz-Standardschriftart"><text:span text:style-name="T67"> </text:span></text:span><text:span text:style-name="Absatz-Standardschriftart"><text:span text:style-name="T52">ley</text:span></text:span><text:span text:style-name="Absatz-Standardschriftart"><text:span text:style-name="T51"> </text:span></text:span>orgánica?</text:p>
            </text:list-item>
          </text:list>
        </text:list-item>
      </text:list>
      <text:p text:style-name="P32"/>
      <text:p text:style-name="P39"/>
      <text:list xml:id="list125306333986027" text:continue-numbering="true" text:style-name="L20">
        <text:list-item>
          <text:list>
            <text:list-item>
              <text:p text:style-name="P13">¿Qué<text:span text:style-name="Absatz-Standardschriftart"><text:span text:style-name="T50"> </text:span></text:span><text:span text:style-name="Absatz-Standardschriftart"><text:span text:style-name="T48">materias</text:span></text:span><text:span text:style-name="Absatz-Standardschriftart"><text:span text:style-name="T54"> </text:span></text:span>se<text:span text:style-name="Absatz-Standardschriftart"><text:span text:style-name="T50"> </text:span></text:span><text:span text:style-name="Absatz-Standardschriftart"><text:span text:style-name="T48">regulan</text:span></text:span><text:span text:style-name="Absatz-Standardschriftart"><text:span text:style-name="T74"> </text:span></text:span><text:span text:style-name="Absatz-Standardschriftart"><text:span text:style-name="T48">mediante</text:span></text:span><text:span text:style-name="Absatz-Standardschriftart"><text:span text:style-name="T55"> </text:span></text:span><text:span text:style-name="Absatz-Standardschriftart"><text:span text:style-name="T52">ley</text:span></text:span><text:span text:style-name="Absatz-Standardschriftart"><text:span text:style-name="T75"> </text:span></text:span><text:span text:style-name="Absatz-Standardschriftart"><text:span text:style-name="T48">ordinaria?</text:span></text:span></text:p>
            </text:list-item>
          </text:list>
        </text:list-item>
      </text:list>
      <text:p text:style-name="P32"/>
      <text:p text:style-name="P32"/>
      <text:p text:style-name="P35"/>
      <text:h text:style-name="P2" text:outline-level="2"><text:span text:style-name="Absatz-Standardschriftart"><text:span text:style-name="T48">9.</text:span></text:span></text:h>
      <text:list xml:id="list4080677623" text:style-name="L21">
        <text:list-item>
          <text:p text:style-name="P61"><text:span text:style-name="Absatz-Standardschriftart"><text:span text:style-name="T3">¿Qué</text:span></text:span><text:span text:style-name="Absatz-Standardschriftart"><text:span text:style-name="T23"> </text:span></text:span><text:span text:style-name="Absatz-Standardschriftart"><text:span text:style-name="T5">órgano</text:span></text:span><text:span text:style-name="Absatz-Standardschriftart"><text:span text:style-name="T13"> </text:span></text:span><text:span text:style-name="Absatz-Standardschriftart"><text:span text:style-name="T5">elabora</text:span></text:span><text:span text:style-name="Absatz-Standardschriftart"><text:span text:style-name="T16"> </text:span></text:span><text:span text:style-name="Absatz-Standardschriftart"><text:span text:style-name="T5">los</text:span></text:span><text:span text:style-name="Absatz-Standardschriftart"><text:span text:style-name="T10"> </text:span></text:span><text:span text:style-name="Absatz-Standardschriftart"><text:span text:style-name="T6">Decretos</text:span></text:span><text:span text:style-name="Absatz-Standardschriftart"><text:span text:style-name="T17"> </text:span></text:span><text:span text:style-name="Absatz-Standardschriftart"><text:span text:style-name="T6">legislativos</text:span></text:span><text:span text:style-name="Absatz-Standardschriftart"><text:span text:style-name="T14"> </text:span></text:span><text:span text:style-name="Absatz-Standardschriftart"><text:span text:style-name="T1">y</text:span></text:span><text:span text:style-name="Absatz-Standardschriftart"><text:span text:style-name="T22"> </text:span></text:span><text:span text:style-name="Absatz-Standardschriftart"><text:span text:style-name="T1">los</text:span></text:span><text:span text:style-name="Absatz-Standardschriftart"><text:span text:style-name="T14"> </text:span></text:span><text:span text:style-name="Absatz-Standardschriftart"><text:span text:style-name="T6">Decretos</text:span></text:span><text:span text:style-name="Absatz-Standardschriftart"><text:span text:style-name="T11"> </text:span></text:span><text:span text:style-name="Absatz-Standardschriftart"><text:span text:style-name="T1">leyes</text:span></text:span><text:span text:style-name="Absatz-Standardschriftart"><text:span text:style-name="T3">?</text:span></text:span></text:p>
        </text:list-item>
      </text:list>
      <text:p text:style-name="P54"/>
      <text:list xml:id="list125305442958351" text:continue-numbering="true" text:style-name="L21">
        <text:list-item>
          <text:p text:style-name="P26">¿Qué<text:span text:style-name="Absatz-Standardschriftart"><text:span text:style-name="T54"> </text:span></text:span>rango<text:span text:style-name="Absatz-Standardschriftart"><text:span text:style-name="T54"> </text:span></text:span>tienen<text:span text:style-name="Absatz-Standardschriftart"><text:span text:style-name="T57"> </text:span></text:span><text:span text:style-name="Absatz-Standardschriftart"><text:span text:style-name="T48">los</text:span></text:span><text:span text:style-name="Absatz-Standardschriftart"><text:span text:style-name="T55"> </text:span></text:span><text:span text:style-name="Absatz-Standardschriftart"><text:span text:style-name="T48">Decretos</text:span></text:span><text:span text:style-name="Absatz-Standardschriftart"><text:span text:style-name="T55"> </text:span></text:span><text:span text:style-name="Absatz-Standardschriftart"><text:span text:style-name="T48">legislativos </text:span></text:span>y<text:span text:style-name="Absatz-Standardschriftart"><text:span text:style-name="T50"> </text:span></text:span><text:span text:style-name="Absatz-Standardschriftart"><text:span text:style-name="T76">los</text:span></text:span><text:span text:style-name="Absatz-Standardschriftart"><text:span text:style-name="T55"> </text:span></text:span>Decretos<text:span text:style-name="Absatz-Standardschriftart"><text:span text:style-name="T55"> </text:span></text:span>leyes?</text:p>
        </text:list-item>
      </text:list>
      <text:p text:style-name="P56"/>
      <text:list xml:id="list125306486075194" text:continue-numbering="true" text:style-name="L21">
        <text:list-item>
          <text:p text:style-name="P27"><text:span text:style-name="Absatz-Standardschriftart"><text:span text:style-name="T48">¿En</text:span></text:span><text:span text:style-name="Absatz-Standardschriftart"><text:span text:style-name="T54"> </text:span></text:span>qué<text:span text:style-name="Absatz-Standardschriftart"><text:span text:style-name="T55"> </text:span></text:span>casos<text:span text:style-name="Absatz-Standardschriftart"><text:span text:style-name="T55"> </text:span></text:span>se<text:span text:style-name="Absatz-Standardschriftart"><text:span text:style-name="T67"> </text:span></text:span>dictan<text:span text:style-name="Absatz-Standardschriftart"><text:span text:style-name="T54"> </text:span></text:span><text:span text:style-name="Absatz-Standardschriftart"><text:span text:style-name="T48">Decretos</text:span></text:span><text:span text:style-name="Absatz-Standardschriftart"><text:span text:style-name="T57"> </text:span></text:span><text:span text:style-name="Absatz-Standardschriftart"><text:span text:style-name="T48">legislativos </text:span></text:span>y<text:span text:style-name="Absatz-Standardschriftart"><text:span text:style-name="T50"> </text:span></text:span><text:span text:style-name="Absatz-Standardschriftart"><text:span text:style-name="T52">en</text:span></text:span><text:span text:style-name="Absatz-Standardschriftart"><text:span text:style-name="T55"> </text:span></text:span><text:span text:style-name="Absatz-Standardschriftart"><text:span text:style-name="T48">cuáles</text:span></text:span><text:span text:style-name="Absatz-Standardschriftart"><text:span text:style-name="T55"> </text:span></text:span><text:span text:style-name="Absatz-Standardschriftart"><text:span text:style-name="T48">decretos</text:span></text:span><text:span text:style-name="Absatz-Standardschriftart"><text:span text:style-name="T57"> </text:span></text:span>leyes?<text:span text:style-name="Absatz-Standardschriftart"><text:span text:style-name="T77"> </text:span></text:span>DECRETOS<text:span text:style-name="Absatz-Standardschriftart"><text:span text:style-name="T78"> </text:span></text:span>LEGISLATIVOS:</text:p>
        </text:list-item>
      </text:list>
      <text:p text:style-name="P32"/>
      <text:p text:style-name="P39"/>
      <text:p text:style-name="P28">DECRETOS<text:span text:style-name="Absatz-Standardschriftart"><text:span text:style-name="T79"> </text:span></text:span><text:span text:style-name="Absatz-Standardschriftart"><text:span text:style-name="T48">LEYES:</text:span></text:span></text:p>
      <text:p text:style-name="P32"/>
      <text:p text:style-name="P32"/>
      <text:section text:style-name="Sect1" text:name="Sect2">
        <text:p text:style-name="P35"/>
        <text:h text:style-name="P4" text:outline-level="2"><text:span text:style-name="Absatz-Standardschriftart"><text:span text:style-name="T48">10.</text:span></text:span></text:h>
        <text:p text:style-name="P62"/>
        <text:p text:style-name="P63"/>
        <text:list xml:id="list4119876598" text:style-name="L22">
          <text:list-item>
            <text:p text:style-name="P44"><text:span text:style-name="Absatz-Standardschriftart"><text:span text:style-name="T3">¿Qué</text:span></text:span><text:span text:style-name="Absatz-Standardschriftart"><text:span text:style-name="T20"> </text:span></text:span><text:span text:style-name="Absatz-Standardschriftart"><text:span text:style-name="T5">órgano</text:span></text:span><text:span text:style-name="Absatz-Standardschriftart"><text:span text:style-name="T10"> </text:span></text:span><text:span text:style-name="Absatz-Standardschriftart"><text:span text:style-name="T5">elabora</text:span></text:span><text:span text:style-name="Absatz-Standardschriftart"><text:span text:style-name="T23"> </text:span></text:span><text:span text:style-name="Absatz-Standardschriftart"><text:span text:style-name="T5">los</text:span></text:span><text:span text:style-name="Absatz-Standardschriftart"><text:span text:style-name="T27"> </text:span></text:span><text:span text:style-name="Absatz-Standardschriftart"><text:span text:style-name="T6">Reglamentos</text:span></text:span><text:span text:style-name="Absatz-Standardschriftart"><text:span text:style-name="T5">?</text:span></text:span></text:p>
          </text:list-item>
        </text:list>
        <text:p text:style-name="P39"/>
        <text:list xml:id="list125306547324697" text:continue-numbering="true" text:style-name="L22">
          <text:list-item>
            <text:p text:style-name="P14"><text:span text:style-name="Absatz-Standardschriftart"><text:span text:style-name="T48">¿Tienen</text:span></text:span><text:span text:style-name="Absatz-Standardschriftart"><text:span text:style-name="T54"> </text:span></text:span>rango<text:span text:style-name="Absatz-Standardschriftart"><text:span text:style-name="T57"> </text:span></text:span><text:span text:style-name="Absatz-Standardschriftart"><text:span text:style-name="T48">de</text:span></text:span><text:span text:style-name="Absatz-Standardschriftart"><text:span text:style-name="T57"> </text:span></text:span>ley<text:span text:style-name="Absatz-Standardschriftart"><text:span text:style-name="T51"> </text:span></text:span><text:span text:style-name="Absatz-Standardschriftart"><text:span text:style-name="T48">ordinaria,</text:span></text:span><text:span text:style-name="Absatz-Standardschriftart"><text:span text:style-name="T57"> </text:span></text:span><text:span text:style-name="Absatz-Standardschriftart"><text:span text:style-name="T48">inferior</text:span></text:span><text:span text:style-name="Absatz-Standardschriftart"><text:span text:style-name="T67"> </text:span></text:span>o<text:span text:style-name="Absatz-Standardschriftart"><text:span text:style-name="T54"> </text:span></text:span><text:span text:style-name="Absatz-Standardschriftart"><text:span text:style-name="T48">superior?</text:span></text:span></text:p>
          </text:list-item>
        </text:list>
        <text:p text:style-name="P39"/>
        <text:list xml:id="list125307206784710" text:continue-numbering="true" text:style-name="L22">
          <text:list-item>
            <text:p text:style-name="P14"><text:span text:style-name="Absatz-Standardschriftart"><text:span text:style-name="T48">Indica</text:span></text:span><text:span text:style-name="Absatz-Standardschriftart"><text:span text:style-name="T57"> </text:span></text:span><text:span text:style-name="Absatz-Standardschriftart"><text:span text:style-name="T48">los</text:span></text:span><text:span text:style-name="Absatz-Standardschriftart"><text:span text:style-name="T74"> </text:span></text:span><text:span text:style-name="Absatz-Standardschriftart"><text:span text:style-name="T48">dos</text:span></text:span><text:span text:style-name="Absatz-Standardschriftart"><text:span text:style-name="T57"> </text:span></text:span><text:span text:style-name="Absatz-Standardschriftart"><text:span text:style-name="T48">tipos</text:span></text:span><text:span text:style-name="Absatz-Standardschriftart"><text:span text:style-name="T55"> </text:span></text:span>que<text:span text:style-name="Absatz-Standardschriftart"><text:span text:style-name="T67"> </text:span></text:span><text:span text:style-name="Absatz-Standardschriftart"><text:span text:style-name="T48">pueden</text:span></text:span><text:span text:style-name="Absatz-Standardschriftart"><text:span text:style-name="T57"> </text:span></text:span>distinguirse<text:span text:style-name="Absatz-Standardschriftart"><text:span text:style-name="T55"> </text:span></text:span>según<text:span text:style-name="Absatz-Standardschriftart"><text:span text:style-name="T54"> </text:span></text:span>su<text:span text:style-name="Absatz-Standardschriftart"><text:span text:style-name="T76"> </text:span></text:span><text:span text:style-name="Absatz-Standardschriftart"><text:span text:style-name="T48">función.</text:span></text:span></text:p>
          </text:list-item>
        </text:list>
        <text:p text:style-name="P32"/>
        <text:p text:style-name="P32"/>
        <text:p text:style-name="P35"/>
        <text:list xml:id="list125305385884931" text:continue-numbering="true" text:style-name="L22">
          <text:list-item>
            <text:p text:style-name="P14">¿Qué<text:span text:style-name="Absatz-Standardschriftart"><text:span text:style-name="T54"> </text:span></text:span>forma<text:span text:style-name="Absatz-Standardschriftart"><text:span text:style-name="T54"> </text:span></text:span><text:span text:style-name="Absatz-Standardschriftart"><text:span text:style-name="T48">adopta</text:span></text:span><text:span text:style-name="Absatz-Standardschriftart"><text:span text:style-name="T54"> </text:span></text:span><text:span text:style-name="Absatz-Standardschriftart"><text:span text:style-name="T52">el</text:span></text:span><text:span text:style-name="Absatz-Standardschriftart"><text:span text:style-name="T50"> </text:span></text:span>Reglamento<text:span text:style-name="Absatz-Standardschriftart"><text:span text:style-name="T55"> </text:span></text:span><text:span text:style-name="Absatz-Standardschriftart"><text:span text:style-name="T48">dictado</text:span></text:span><text:span text:style-name="Absatz-Standardschriftart"><text:span text:style-name="T54"> </text:span></text:span>por<text:span text:style-name="Absatz-Standardschriftart"><text:span text:style-name="T55"> </text:span></text:span><text:span text:style-name="Absatz-Standardschriftart"><text:span text:style-name="T48">el</text:span></text:span><text:span text:style-name="Absatz-Standardschriftart"><text:span text:style-name="T57"> </text:span></text:span>Consejo<text:span text:style-name="Absatz-Standardschriftart"><text:span text:style-name="T54"> </text:span></text:span><text:span text:style-name="Absatz-Standardschriftart"><text:span text:style-name="T48">de</text:span></text:span><text:span text:style-name="Absatz-Standardschriftart"><text:span text:style-name="T54"> </text:span></text:span><text:span text:style-name="Absatz-Standardschriftart"><text:span text:style-name="T48">ministros?</text:span></text:span></text:p>
          </text:list-item>
        </text:list>
        <text:p text:style-name="P39"/>
        <text:list xml:id="list125305689123196" text:continue-numbering="true" text:style-name="L22">
          <text:list-item>
            <text:p text:style-name="P14">¿Y<text:span text:style-name="Absatz-Standardschriftart"><text:span text:style-name="T54"> </text:span></text:span><text:span text:style-name="Absatz-Standardschriftart"><text:span text:style-name="T52">el</text:span></text:span><text:span text:style-name="Absatz-Standardschriftart"><text:span text:style-name="T54"> </text:span></text:span><text:span text:style-name="Absatz-Standardschriftart"><text:span text:style-name="T48">dictado</text:span></text:span><text:span text:style-name="Absatz-Standardschriftart"><text:span text:style-name="T67"> </text:span></text:span><text:span text:style-name="Absatz-Standardschriftart"><text:span text:style-name="T48">por</text:span></text:span><text:span text:style-name="Absatz-Standardschriftart"><text:span text:style-name="T74"> </text:span></text:span><text:span text:style-name="Absatz-Standardschriftart"><text:span text:style-name="T48">un</text:span></text:span><text:span text:style-name="Absatz-Standardschriftart"><text:span text:style-name="T57"> </text:span></text:span><text:span text:style-name="Absatz-Standardschriftart"><text:span text:style-name="T48">ministro?</text:span></text:span></text:p>
          </text:list-item>
        </text:list>
      </text:section>
      <text:section text:style-name="Sect2" text:name="Sect3">
        <text:p text:style-name="P32"/>
        <text:p text:style-name="P32"/>
        <text:p text:style-name="P32"/>
      </text:section>
      <text:section text:style-name="Sect1" text:name="Sect4">
        <text:p text:style-name="P35"/>
        <text:h text:style-name="P4" text:outline-level="2"><text:span text:style-name="Absatz-Standardschriftart"><text:span text:style-name="T48">11.</text:span></text:span></text:h>
        <text:p text:style-name="P62"/>
        <text:p text:style-name="P63"/>
        <text:list xml:id="list2673903763" text:style-name="L23">
          <text:list-item>
            <text:p text:style-name="P45"><text:span text:style-name="Absatz-Standardschriftart"><text:span text:style-name="T3">¿Qué</text:span></text:span><text:span text:style-name="Absatz-Standardschriftart"><text:span text:style-name="T23"> </text:span></text:span><text:span text:style-name="Absatz-Standardschriftart"><text:span text:style-name="T5">es</text:span></text:span><text:span text:style-name="Absatz-Standardschriftart"><text:span text:style-name="T10"> </text:span></text:span><text:span text:style-name="Absatz-Standardschriftart"><text:span text:style-name="T37">el</text:span></text:span><text:span text:style-name="Absatz-Standardschriftart"><text:span text:style-name="T27"> </text:span></text:span><text:span text:style-name="Absatz-Standardschriftart"><text:span text:style-name="T6">convenio</text:span></text:span><text:span text:style-name="Absatz-Standardschriftart"><text:span text:style-name="T11"> </text:span></text:span><text:span text:style-name="Absatz-Standardschriftart"><text:span text:style-name="T1">colectivo</text:span></text:span><text:span text:style-name="Absatz-Standardschriftart"><text:span text:style-name="T3">?</text:span></text:span></text:p>
          </text:list-item>
        </text:list>
        <text:p text:style-name="P32"/>
        <text:p text:style-name="P39"/>
        <text:list xml:id="list125307009868455" text:continue-numbering="true" text:style-name="L23">
          <text:list-item>
            <text:p text:style-name="P15"><text:span text:style-name="Absatz-Standardschriftart"><text:span text:style-name="T48">¿Cuál</text:span></text:span><text:span text:style-name="Absatz-Standardschriftart"><text:span text:style-name="T54"> </text:span></text:span><text:span text:style-name="Absatz-Standardschriftart"><text:span text:style-name="T48">es</text:span></text:span><text:span text:style-name="Absatz-Standardschriftart"><text:span text:style-name="T54"> </text:span></text:span>su<text:span text:style-name="Absatz-Standardschriftart"><text:span text:style-name="T50"> </text:span></text:span>peculiaridad?</text:p>
          </text:list-item>
        </text:list>
      </text:section>
      <text:p text:style-name="P29"><text:span text:style-name="Absatz-Standardschriftart"><text:span text:style-name="T49">12.</text:span></text:span><text:span text:style-name="Absatz-Standardschriftart"><text:span text:style-name="T80"> </text:span></text:span>¿Qué<text:span text:style-name="Absatz-Standardschriftart"><text:span text:style-name="T57"> </text:span></text:span><text:span text:style-name="Absatz-Standardschriftart"><text:span text:style-name="T48">dos</text:span></text:span><text:span text:style-name="Absatz-Standardschriftart"><text:span text:style-name="T57"> </text:span></text:span><text:span text:style-name="Absatz-Standardschriftart"><text:span text:style-name="T48">requisitos</text:span></text:span><text:span text:style-name="Absatz-Standardschriftart"><text:span text:style-name="T67"> </text:span></text:span><text:span text:style-name="Absatz-Standardschriftart"><text:span text:style-name="T52">ha</text:span></text:span><text:span text:style-name="Absatz-Standardschriftart"><text:span text:style-name="T55"> </text:span></text:span><text:span text:style-name="Absatz-Standardschriftart"><text:span text:style-name="T48">de reunir</text:span></text:span><text:span text:style-name="Absatz-Standardschriftart"><text:span text:style-name="T76"> </text:span></text:span><text:span text:style-name="Absatz-Standardschriftart"><text:span text:style-name="T48">la</text:span></text:span><text:span text:style-name="Absatz-Standardschriftart"><text:span text:style-name="T57"> </text:span></text:span>costumbre<text:span text:style-name="Absatz-Standardschriftart"><text:span text:style-name="T55"> </text:span></text:span><text:span text:style-name="Absatz-Standardschriftart"><text:span text:style-name="T48">laboral</text:span></text:span><text:span text:style-name="Absatz-Standardschriftart"><text:span text:style-name="T67"> </text:span></text:span><text:span text:style-name="Absatz-Standardschriftart"><text:span text:style-name="T48">para</text:span></text:span><text:span text:style-name="Absatz-Standardschriftart"><text:span text:style-name="T57"> </text:span></text:span>ser<text:span text:style-name="Absatz-Standardschriftart"><text:span text:style-name="T57"> </text:span></text:span>fuente<text:span text:style-name="Absatz-Standardschriftart"><text:span text:style-name="T57"> </text:span></text:span>del<text:span text:style-name="Absatz-Standardschriftart"><text:span text:style-name="T54"> </text:span></text:span>Derecho<text:span text:style-name="Absatz-Standardschriftart"><text:span text:style-name="T57"> </text:span></text:span><text:span text:style-name="Absatz-Standardschriftart"><text:span text:style-name="T52">del</text:span></text:span><text:span text:style-name="Absatz-Standardschriftart"><text:span text:style-name="T81"> </text:span></text:span>Trabajo?</text:p>
      <text:p text:style-name="P32"/>
      <text:p text:style-name="P32"/>
      <text:p text:style-name="P32"/>
      <text:section text:style-name="Sect1" text:name="Sect6">
        <text:p text:style-name="P64"/>
        <text:h text:style-name="P4" text:outline-level="2"><text:span text:style-name="Absatz-Standardschriftart"><text:span text:style-name="T48">13.</text:span></text:span></text:h>
        <text:p text:style-name="P62"/>
        <text:p text:style-name="P63"/>
        <text:list xml:id="list1830079978" text:style-name="L24">
          <text:list-item>
            <text:p text:style-name="P46"><text:span text:style-name="Absatz-Standardschriftart"><text:span text:style-name="T5">¿Cuáles</text:span></text:span><text:span text:style-name="Absatz-Standardschriftart"><text:span text:style-name="T13"> </text:span></text:span><text:span text:style-name="Absatz-Standardschriftart"><text:span text:style-name="T3">son</text:span></text:span><text:span text:style-name="Absatz-Standardschriftart"><text:span text:style-name="T16"> </text:span></text:span><text:span text:style-name="Absatz-Standardschriftart"><text:span text:style-name="T5">las</text:span></text:span><text:span text:style-name="Absatz-Standardschriftart"><text:span text:style-name="T13"> </text:span></text:span><text:span text:style-name="Absatz-Standardschriftart"><text:span text:style-name="T5">dos</text:span></text:span><text:span text:style-name="Absatz-Standardschriftart"><text:span text:style-name="T13"> </text:span></text:span><text:span text:style-name="Absatz-Standardschriftart"><text:span text:style-name="T3">fuentes</text:span></text:span><text:span text:style-name="Absatz-Standardschriftart"><text:span text:style-name="T13"> </text:span></text:span><text:span text:style-name="Absatz-Standardschriftart"><text:span text:style-name="T5">del</text:span></text:span><text:span text:style-name="Absatz-Standardschriftart"><text:span text:style-name="T10"> </text:span></text:span><text:span text:style-name="Absatz-Standardschriftart"><text:span text:style-name="T3">Derecho</text:span></text:span><text:span text:style-name="Absatz-Standardschriftart"><text:span text:style-name="T16"> </text:span></text:span><text:span text:style-name="Absatz-Standardschriftart"><text:span text:style-name="T5">Laboral</text:span></text:span><text:span text:style-name="Absatz-Standardschriftart"><text:span text:style-name="T10"> </text:span></text:span><text:span text:style-name="Absatz-Standardschriftart"><text:span text:style-name="T5">en</text:span></text:span><text:span text:style-name="Absatz-Standardschriftart"><text:span text:style-name="T16"> </text:span></text:span><text:span text:style-name="Absatz-Standardschriftart"><text:span text:style-name="T5">el</text:span></text:span><text:span text:style-name="Absatz-Standardschriftart"><text:span text:style-name="T16"> </text:span></text:span><text:span text:style-name="Absatz-Standardschriftart"><text:span text:style-name="T6">ámbito</text:span></text:span><text:span text:style-name="Absatz-Standardschriftart"><text:span text:style-name="T14"> </text:span></text:span><text:span text:style-name="Absatz-Standardschriftart"><text:span text:style-name="T6">internacional</text:span></text:span><text:span text:style-name="Absatz-Standardschriftart"><text:span text:style-name="T5">?</text:span></text:span></text:p>
          </text:list-item>
        </text:list>
        <text:p text:style-name="P32"/>
        <text:p text:style-name="P32"/>
        <text:p text:style-name="P32"/>
        <text:p text:style-name="P38"/>
        <text:list xml:id="list125306389003581" text:continue-numbering="true" text:style-name="L24">
          <text:list-item>
            <text:p text:style-name="P16">¿Qué<text:span text:style-name="Absatz-Standardschriftart"><text:span text:style-name="T54"> </text:span></text:span><text:span text:style-name="Absatz-Standardschriftart"><text:span text:style-name="T48">lugar</text:span></text:span><text:span text:style-name="Absatz-Standardschriftart"><text:span text:style-name="T55"> </text:span></text:span><text:span text:style-name="Absatz-Standardschriftart"><text:span text:style-name="T48">jerárquico</text:span></text:span><text:span text:style-name="Absatz-Standardschriftart"><text:span text:style-name="T57"> </text:span></text:span>ocupa<text:span text:style-name="Absatz-Standardschriftart"><text:span text:style-name="T54"> </text:span></text:span><text:span text:style-name="Absatz-Standardschriftart"><text:span text:style-name="T48">el</text:span></text:span><text:span text:style-name="Absatz-Standardschriftart"><text:span text:style-name="T57"> </text:span></text:span>Derecho<text:span text:style-name="Absatz-Standardschriftart"><text:span text:style-name="T55"> </text:span></text:span><text:span text:style-name="Absatz-Standardschriftart"><text:span text:style-name="T48">de</text:span></text:span><text:span text:style-name="Absatz-Standardschriftart"><text:span text:style-name="T57"> </text:span></text:span><text:span text:style-name="Absatz-Standardschriftart"><text:span text:style-name="T48">la</text:span></text:span><text:span text:style-name="Absatz-Standardschriftart"><text:span text:style-name="T57"> </text:span></text:span><text:span text:style-name="Absatz-Standardschriftart"><text:span text:style-name="T48">Unión</text:span></text:span><text:span text:style-name="Absatz-Standardschriftart"><text:span text:style-name="T57"> </text:span></text:span>Europea<text:span text:style-name="Absatz-Standardschriftart"><text:span text:style-name="T54"> </text:span></text:span>o<text:span text:style-name="Absatz-Standardschriftart"><text:span text:style-name="T55"> </text:span></text:span>Derecho<text:span text:style-name="Absatz-Standardschriftart"><text:span text:style-name="T57"> </text:span></text:span><text:span text:style-name="Absatz-Standardschriftart"><text:span text:style-name="T48">Comunitario?</text:span></text:span></text:p>
          </text:list-item>
        </text:list>
        <text:p text:style-name="P32"/>
        <text:p text:style-name="P32"/>
        <text:p text:style-name="P35"/>
        <text:list xml:id="list125307315218509" text:continue-numbering="true" text:style-name="L24">
          <text:list-item>
            <text:p text:style-name="P46"><text:span text:style-name="Absatz-Standardschriftart"><text:span text:style-name="T5">¿Cuándo</text:span></text:span><text:span text:style-name="Absatz-Standardschriftart"><text:span text:style-name="T23"> </text:span></text:span><text:span text:style-name="Absatz-Standardschriftart"><text:span text:style-name="T37">un</text:span></text:span><text:span text:style-name="Absatz-Standardschriftart"><text:span text:style-name="T10"> </text:span></text:span><text:span text:style-name="Absatz-Standardschriftart"><text:span text:style-name="T6">tratado</text:span></text:span><text:span text:style-name="Absatz-Standardschriftart"><text:span text:style-name="T17"> </text:span></text:span><text:span text:style-name="Absatz-Standardschriftart"><text:span text:style-name="T6">internacional</text:span></text:span><text:span text:style-name="Absatz-Standardschriftart"><text:span text:style-name="T17"> </text:span></text:span><text:span text:style-name="Absatz-Standardschriftart"><text:span text:style-name="T5">pasa</text:span></text:span><text:span text:style-name="Absatz-Standardschriftart"><text:span text:style-name="T13"> </text:span></text:span><text:span text:style-name="Absatz-Standardschriftart"><text:span text:style-name="T3">a</text:span></text:span><text:span text:style-name="Absatz-Standardschriftart"><text:span text:style-name="T10"> </text:span></text:span><text:span text:style-name="Absatz-Standardschriftart"><text:span text:style-name="T3">formar</text:span></text:span><text:span text:style-name="Absatz-Standardschriftart"><text:span text:style-name="T13"> </text:span></text:span><text:span text:style-name="Absatz-Standardschriftart"><text:span text:style-name="T5">parte</text:span></text:span><text:span text:style-name="Absatz-Standardschriftart"><text:span text:style-name="T23"> </text:span></text:span><text:span text:style-name="Absatz-Standardschriftart"><text:span text:style-name="T3">del</text:span></text:span><text:span text:style-name="Absatz-Standardschriftart"><text:span text:style-name="T23"> </text:span></text:span><text:span text:style-name="Absatz-Standardschriftart"><text:span text:style-name="T3">Derecho</text:span></text:span><text:span text:style-name="Absatz-Standardschriftart"><text:span text:style-name="T10"> </text:span></text:span><text:span text:style-name="Absatz-Standardschriftart"><text:span text:style-name="T3">español?</text:span></text:span></text:p>
          </text:list-item>
        </text:list>
        <text:p text:style-name="P32"/>
        <text:p text:style-name="P32"/>
        <text:p text:style-name="P38"/>
        <text:list xml:id="list125305955929711" text:continue-numbering="true" text:style-name="L24">
          <text:list-item>
            <text:p text:style-name="P16">¿Qué<text:span text:style-name="Absatz-Standardschriftart"><text:span text:style-name="T51"> </text:span></text:span>rango<text:span text:style-name="Absatz-Standardschriftart"><text:span text:style-name="T56"> </text:span></text:span><text:span text:style-name="Absatz-Standardschriftart"><text:span text:style-name="T48">jerárquico</text:span></text:span><text:span text:style-name="Absatz-Standardschriftart"><text:span text:style-name="T56"> </text:span></text:span>tienen<text:span text:style-name="Absatz-Standardschriftart"><text:span text:style-name="T56"> </text:span></text:span>los<text:span text:style-name="Absatz-Standardschriftart"><text:span text:style-name="T50"> </text:span></text:span><text:span text:style-name="Absatz-Standardschriftart"><text:span text:style-name="T48">tratados</text:span></text:span><text:span text:style-name="Absatz-Standardschriftart"><text:span text:style-name="T50"> </text:span></text:span><text:span text:style-name="Absatz-Standardschriftart"><text:span text:style-name="T48">internacionales?</text:span></text:span></text:p>
          </text:list-item>
        </text:list>
      </text:section>
      <text:section text:style-name="Sect2" text:name="Sect7">
        <text:p text:style-name="P32"/>
        <text:p text:style-name="P32"/>
        <text:p text:style-name="P32"/>
        <text:p text:style-name="P32"/>
        <text:p text:style-name="P32"/>
        <text:list xml:id="list504658811" text:style-name="L25">
          <text:list-item>
            <text:p text:style-name="P7"><text:span text:style-name="Absatz-Standardschriftart"><text:span text:style-name="T48">Indaga</text:span></text:span><text:span text:style-name="Absatz-Standardschriftart"><text:span text:style-name="T54"> </text:span></text:span><text:span text:style-name="Absatz-Standardschriftart"><text:span text:style-name="T52">en</text:span></text:span><text:span text:style-name="Absatz-Standardschriftart"><text:span text:style-name="T54"> </text:span></text:span><text:span text:style-name="Absatz-Standardschriftart"><text:span text:style-name="T48">internet</text:span></text:span><text:span text:style-name="Absatz-Standardschriftart"><text:span text:style-name="T76"> </text:span></text:span>y<text:span text:style-name="Absatz-Standardschriftart"><text:span text:style-name="T51"> </text:span></text:span>responde<text:span text:style-name="Absatz-Standardschriftart"><text:span text:style-name="T54"> </text:span></text:span>a<text:span text:style-name="Absatz-Standardschriftart"><text:span text:style-name="T57"> </text:span></text:span><text:span text:style-name="Absatz-Standardschriftart"><text:span text:style-name="T48">las</text:span></text:span><text:span text:style-name="Absatz-Standardschriftart"><text:span text:style-name="T57"> </text:span></text:span>siguientes<text:span text:style-name="Absatz-Standardschriftart"><text:span text:style-name="T55"> </text:span></text:span>preguntas<text:span text:style-name="Absatz-Standardschriftart"><text:span text:style-name="T55"> </text:span></text:span><text:span text:style-name="Absatz-Standardschriftart"><text:span text:style-name="T48">de</text:span></text:span><text:span text:style-name="Absatz-Standardschriftart"><text:span text:style-name="T54"> </text:span></text:span><text:span text:style-name="Absatz-Standardschriftart"><text:span text:style-name="T48">ampliación</text:span></text:span><text:span text:style-name="Absatz-Standardschriftart"><text:span text:style-name="T57"> </text:span></text:span><text:span text:style-name="Absatz-Standardschriftart"><text:span text:style-name="T48">de</text:span></text:span><text:span text:style-name="Absatz-Standardschriftart"><text:span text:style-name="T54"> </text:span></text:span>contenidos:</text:p>
            <text:list>
              <text:list-item>
                <text:p text:style-name="P17"><text:span text:style-name="Absatz-Standardschriftart"><text:span text:style-name="T48">¿Cuántos</text:span></text:span><text:span text:style-name="Absatz-Standardschriftart"><text:span text:style-name="T50"> </text:span></text:span><text:span text:style-name="Absatz-Standardschriftart"><text:span text:style-name="T48">países</text:span></text:span><text:span text:style-name="Absatz-Standardschriftart"><text:span text:style-name="T55"> </text:span></text:span><text:span text:style-name="Absatz-Standardschriftart"><text:span text:style-name="T48">integran</text:span></text:span><text:span text:style-name="Absatz-Standardschriftart"><text:span text:style-name="T54"> </text:span></text:span>la<text:span text:style-name="Absatz-Standardschriftart"><text:span text:style-name="T50"> </text:span></text:span><text:span text:style-name="Absatz-Standardschriftart"><text:span text:style-name="T48">Unión</text:span></text:span><text:span text:style-name="Absatz-Standardschriftart"><text:span text:style-name="T54"> </text:span></text:span><text:span text:style-name="Absatz-Standardschriftart"><text:span text:style-name="T48">europea</text:span></text:span><text:span text:style-name="Absatz-Standardschriftart"><text:span text:style-name="T54"> </text:span></text:span><text:span text:style-name="Absatz-Standardschriftart"><text:span text:style-name="T48">actualmente?</text:span></text:span></text:p>
              </text:list-item>
            </text:list>
          </text:list-item>
        </text:list>
        <text:p text:style-name="P32"/>
        <text:p text:style-name="P56"/>
        <text:list xml:id="list125306459576408" text:continue-numbering="true" text:style-name="L25">
          <text:list-item>
            <text:list>
              <text:list-item>
                <text:p text:style-name="P17"><text:span text:style-name="Absatz-Standardschriftart"><text:span text:style-name="T48">¿Cuáles</text:span></text:span><text:span text:style-name="Absatz-Standardschriftart"><text:span text:style-name="T50"> </text:span></text:span><text:span text:style-name="Absatz-Standardschriftart"><text:span text:style-name="T48">fueron</text:span></text:span><text:span text:style-name="Absatz-Standardschriftart"><text:span text:style-name="T56"> </text:span></text:span>los<text:span text:style-name="Absatz-Standardschriftart"><text:span text:style-name="T50"> </text:span></text:span>Tratados<text:span text:style-name="Absatz-Standardschriftart"><text:span text:style-name="T50"> </text:span></text:span><text:span text:style-name="Absatz-Standardschriftart"><text:span text:style-name="T48">fundacionales</text:span></text:span><text:span text:style-name="Absatz-Standardschriftart"><text:span text:style-name="T57"> </text:span></text:span><text:span text:style-name="Absatz-Standardschriftart"><text:span text:style-name="T48">de</text:span></text:span><text:span text:style-name="Absatz-Standardschriftart"><text:span text:style-name="T54"> </text:span></text:span><text:span text:style-name="Absatz-Standardschriftart"><text:span text:style-name="T48">las</text:span></text:span><text:span text:style-name="Absatz-Standardschriftart"><text:span text:style-name="T50"> </text:span></text:span><text:span text:style-name="Absatz-Standardschriftart"><text:span text:style-name="T48">Comunidades</text:span></text:span><text:span text:style-name="Absatz-Standardschriftart"><text:span text:style-name="T50"> </text:span></text:span>Europeas?</text:p>
              </text:list-item>
            </text:list>
          </text:list-item>
        </text:list>
        <text:p text:style-name="P32"/>
        <text:p text:style-name="P32"/>
        <text:p text:style-name="P35"/>
        <text:list xml:id="list125305844648776" text:continue-numbering="true" text:style-name="L25">
          <text:list-item>
            <text:list>
              <text:list-item>
                <text:p text:style-name="P17">¿Qué<text:span text:style-name="Absatz-Standardschriftart"><text:span text:style-name="T54"> </text:span></text:span>implica<text:span text:style-name="Absatz-Standardschriftart"><text:span text:style-name="T57"> </text:span></text:span><text:span text:style-name="Absatz-Standardschriftart"><text:span text:style-name="T48">la</text:span></text:span><text:span text:style-name="Absatz-Standardschriftart"><text:span text:style-name="T57"> </text:span></text:span>libre<text:span text:style-name="Absatz-Standardschriftart"><text:span text:style-name="T55"> </text:span></text:span><text:span text:style-name="Absatz-Standardschriftart"><text:span text:style-name="T48">circulación</text:span></text:span><text:span text:style-name="Absatz-Standardschriftart"><text:span text:style-name="T57"> </text:span></text:span><text:span text:style-name="Absatz-Standardschriftart"><text:span text:style-name="T48">de</text:span></text:span><text:span text:style-name="Absatz-Standardschriftart"><text:span text:style-name="T54"> </text:span></text:span>trabajadores<text:span text:style-name="Absatz-Standardschriftart"><text:span text:style-name="T57"> </text:span></text:span><text:span text:style-name="Absatz-Standardschriftart"><text:span text:style-name="T48">en</text:span></text:span><text:span text:style-name="Absatz-Standardschriftart"><text:span text:style-name="T57"> </text:span></text:span><text:span text:style-name="Absatz-Standardschriftart"><text:span text:style-name="T48">la</text:span></text:span><text:span text:style-name="Absatz-Standardschriftart"><text:span text:style-name="T57"> </text:span></text:span><text:span text:style-name="Absatz-Standardschriftart"><text:span text:style-name="T48">Unión</text:span></text:span><text:span text:style-name="Absatz-Standardschriftart"><text:span text:style-name="T67"> </text:span></text:span><text:span text:style-name="Absatz-Standardschriftart"><text:span text:style-name="T48">Europea?</text:span></text:span></text:p>
              </text:list-item>
            </text:list>
          </text:list-item>
        </text:list>
        <text:p text:style-name="P32"/>
        <text:p text:style-name="P32"/>
        <text:p text:style-name="P38"/>
        <text:list xml:id="list125306747675833" text:continue-numbering="true" text:style-name="L25">
          <text:list-item>
            <text:list>
              <text:list-item>
                <text:p text:style-name="P17">¿Y<text:span text:style-name="Absatz-Standardschriftart"><text:span text:style-name="T50"> </text:span></text:span><text:span text:style-name="Absatz-Standardschriftart"><text:span text:style-name="T52">el</text:span></text:span><text:span text:style-name="Absatz-Standardschriftart"><text:span text:style-name="T54"> </text:span></text:span>derecho<text:span text:style-name="Absatz-Standardschriftart"><text:span text:style-name="T55"> </text:span></text:span><text:span text:style-name="Absatz-Standardschriftart"><text:span text:style-name="T52">de</text:span></text:span><text:span text:style-name="Absatz-Standardschriftart"><text:span text:style-name="T54"> </text:span></text:span><text:span text:style-name="Absatz-Standardschriftart"><text:span text:style-name="T48">libre</text:span></text:span><text:span text:style-name="Absatz-Standardschriftart"><text:span text:style-name="T67"> </text:span></text:span><text:span text:style-name="Absatz-Standardschriftart"><text:span text:style-name="T48">establecimiento</text:span></text:span><text:span text:style-name="Absatz-Standardschriftart"><text:span text:style-name="T54"> </text:span></text:span><text:span text:style-name="Absatz-Standardschriftart"><text:span text:style-name="T48">en</text:span></text:span><text:span text:style-name="Absatz-Standardschriftart"><text:span text:style-name="T67"> </text:span></text:span><text:span text:style-name="Absatz-Standardschriftart"><text:span text:style-name="T48">la</text:span></text:span><text:span text:style-name="Absatz-Standardschriftart"><text:span text:style-name="T57"> </text:span></text:span><text:span text:style-name="Absatz-Standardschriftart"><text:span text:style-name="T48">Unión</text:span></text:span><text:span text:style-name="Absatz-Standardschriftart"><text:span text:style-name="T67"> </text:span></text:span>Europea?</text:p>
              </text:list-item>
            </text:list>
          </text:list-item>
        </text:list>
        <text:p text:style-name="P32"/>
        <text:p text:style-name="P32"/>
        <text:p text:style-name="P35"/>
        <text:list xml:id="list125306921629255" text:continue-numbering="true" text:style-name="L25">
          <text:list-item>
            <text:list>
              <text:list-item>
                <text:p text:style-name="P17">¿Y<text:span text:style-name="Absatz-Standardschriftart"><text:span text:style-name="T54"> </text:span></text:span><text:span text:style-name="Absatz-Standardschriftart"><text:span text:style-name="T52">el</text:span></text:span><text:span text:style-name="Absatz-Standardschriftart"><text:span text:style-name="T54"> </text:span></text:span>derecho<text:span text:style-name="Absatz-Standardschriftart"><text:span text:style-name="T57"> </text:span></text:span>a<text:span text:style-name="Absatz-Standardschriftart"><text:span text:style-name="T67"> </text:span></text:span><text:span text:style-name="Absatz-Standardschriftart"><text:span text:style-name="T48">la</text:span></text:span><text:span text:style-name="Absatz-Standardschriftart"><text:span text:style-name="T67"> </text:span></text:span><text:span text:style-name="Absatz-Standardschriftart"><text:span text:style-name="T48">libre</text:span></text:span><text:span text:style-name="Absatz-Standardschriftart"><text:span text:style-name="T67"> </text:span></text:span><text:span text:style-name="Absatz-Standardschriftart"><text:span text:style-name="T48">prestación</text:span></text:span><text:span text:style-name="Absatz-Standardschriftart"><text:span text:style-name="T67"> </text:span></text:span><text:span text:style-name="Absatz-Standardschriftart"><text:span text:style-name="T48">de</text:span></text:span><text:span text:style-name="Absatz-Standardschriftart"><text:span text:style-name="T55"> </text:span></text:span>servicios?</text:p>
              </text:list-item>
            </text:list>
          </text:list-item>
        </text:list>
        <text:p text:style-name="P32"/>
        <text:p text:style-name="P32"/>
        <text:p text:style-name="P32"/>
        <text:p text:style-name="P32"/>
        <text:p text:style-name="P32"/>
        <text:h text:style-name="P4" text:outline-level="2"><text:span text:style-name="Absatz-Standardschriftart"><text:span text:style-name="T48">15.</text:span></text:span></text:h>
        <text:p text:style-name="P58"/>
        <text:list xml:id="list1396465501" text:style-name="L26">
          <text:list-item>
            <text:p text:style-name="P47"><text:span text:style-name="Absatz-Standardschriftart"><text:span text:style-name="T5">Explica</text:span></text:span><text:span text:style-name="Absatz-Standardschriftart"><text:span text:style-name="T27"> </text:span></text:span><text:span text:style-name="Absatz-Standardschriftart"><text:span text:style-name="T37">el</text:span></text:span><text:span text:style-name="Absatz-Standardschriftart"><text:span text:style-name="T27"> </text:span></text:span><text:span text:style-name="Absatz-Standardschriftart"><text:span text:style-name="T6">principio</text:span></text:span><text:span text:style-name="Absatz-Standardschriftart"><text:span text:style-name="T24"> </text:span></text:span><text:span text:style-name="Absatz-Standardschriftart"><text:span text:style-name="T1">de</text:span></text:span><text:span text:style-name="Absatz-Standardschriftart"><text:span text:style-name="T24"> </text:span></text:span><text:span text:style-name="Absatz-Standardschriftart"><text:span text:style-name="T6">jerarquía</text:span></text:span><text:span text:style-name="Absatz-Standardschriftart"><text:span text:style-name="T26"> </text:span></text:span><text:span text:style-name="Absatz-Standardschriftart"><text:span text:style-name="T1">normativa</text:span></text:span><text:span text:style-name="Absatz-Standardschriftart"><text:span text:style-name="T3">.</text:span></text:span></text:p>
          </text:list-item>
        </text:list>
        <text:p text:style-name="P32"/>
        <text:p text:style-name="P39"/>
        <text:list xml:id="list125307034917612" text:continue-numbering="true" text:style-name="L26">
          <text:list-item>
            <text:p text:style-name="P18"><text:span text:style-name="Absatz-Standardschriftart"><text:span text:style-name="T48">Ordena</text:span></text:span><text:span text:style-name="Absatz-Standardschriftart"><text:span text:style-name="T51"> </text:span></text:span><text:span text:style-name="Absatz-Standardschriftart"><text:span text:style-name="T48">jerárquicamente</text:span></text:span><text:span text:style-name="Absatz-Standardschriftart"><text:span text:style-name="T51"> </text:span></text:span><text:span text:style-name="Absatz-Standardschriftart"><text:span text:style-name="T52">las</text:span></text:span><text:span text:style-name="Absatz-Standardschriftart"><text:span text:style-name="T56"> </text:span></text:span>normas<text:span text:style-name="Absatz-Standardschriftart"><text:span text:style-name="T56"> </text:span></text:span><text:span text:style-name="Absatz-Standardschriftart"><text:span text:style-name="T48">laborales</text:span></text:span><text:span text:style-name="Absatz-Standardschriftart"><text:span text:style-name="T55"> </text:span></text:span><text:span text:style-name="Absatz-Standardschriftart"><text:span text:style-name="T48">nacionales</text:span></text:span><text:span text:style-name="Absatz-Standardschriftart"><text:span text:style-name="T56"> </text:span></text:span>e<text:span text:style-name="Absatz-Standardschriftart"><text:span text:style-name="T56"> </text:span></text:span><text:span text:style-name="Absatz-Standardschriftart"><text:span text:style-name="T48">internacionales.</text:span></text:span></text:p>
          </text:list-item>
        </text:list>
      </text:section>
      <text:p text:style-name="P24"><text:span text:style-name="Absatz-Standardschriftart"><text:span text:style-name="T49">16.</text:span></text:span><text:span text:style-name="Absatz-Standardschriftart"><text:span text:style-name="T82"> </text:span></text:span>Enumera<text:span text:style-name="Absatz-Standardschriftart"><text:span text:style-name="T57"> </text:span></text:span>y<text:span text:style-name="Absatz-Standardschriftart"><text:span text:style-name="T56"> </text:span></text:span>define<text:span text:style-name="Absatz-Standardschriftart"><text:span text:style-name="T67"> </text:span></text:span><text:span text:style-name="Absatz-Standardschriftart"><text:span text:style-name="T48">los</text:span></text:span><text:span text:style-name="Absatz-Standardschriftart"><text:span text:style-name="T55"> </text:span></text:span><text:span text:style-name="Absatz-Standardschriftart"><text:span text:style-name="T48">principios</text:span></text:span><text:span text:style-name="Absatz-Standardschriftart"><text:span text:style-name="T57"> </text:span></text:span>propios<text:span text:style-name="Absatz-Standardschriftart"><text:span text:style-name="T55"> </text:span></text:span>del<text:span text:style-name="Absatz-Standardschriftart"><text:span text:style-name="T54"> </text:span></text:span>Derecho<text:span text:style-name="Absatz-Standardschriftart"><text:span text:style-name="T54"> </text:span></text:span><text:span text:style-name="Absatz-Standardschriftart"><text:span text:style-name="T48">laboral.</text:span></text:span></text:p>
      <text:p text:style-name="P32"/>
      <text:p text:style-name="P32"/>
      <text:p text:style-name="P32"/>
      <text:p text:style-name="P32"/>
      <text:p text:style-name="P32"/>
      <text:p text:style-name="P32"/>
      <text:section text:style-name="Sect1" text:name="Sect9">
        <text:p text:style-name="P39"/>
        <text:h text:style-name="P4" text:outline-level="2"><text:span text:style-name="Absatz-Standardschriftart"><text:span text:style-name="T48">17.</text:span></text:span></text:h>
        <text:p text:style-name="P62"/>
        <text:p text:style-name="P58"/>
        <text:list xml:id="list3408759964" text:style-name="L27">
          <text:list-item>
            <text:p text:style-name="P48"><text:span text:style-name="Absatz-Standardschriftart"><text:span text:style-name="T3">Enumera</text:span></text:span><text:span text:style-name="Absatz-Standardschriftart"><text:span text:style-name="T27"> </text:span></text:span><text:span text:style-name="Absatz-Standardschriftart"><text:span text:style-name="T5">cinco</text:span></text:span><text:span text:style-name="Absatz-Standardschriftart"><text:span text:style-name="T23"> </text:span></text:span><text:span text:style-name="Absatz-Standardschriftart"><text:span text:style-name="T1">derechos</text:span></text:span><text:span text:style-name="Absatz-Standardschriftart"><text:span text:style-name="T11"> </text:span></text:span><text:span text:style-name="Absatz-Standardschriftart"><text:span text:style-name="T6">básicos</text:span></text:span><text:span text:style-name="Absatz-Standardschriftart"><text:span text:style-name="T11"> </text:span></text:span><text:span text:style-name="Absatz-Standardschriftart"><text:span text:style-name="T5">de</text:span></text:span><text:span text:style-name="Absatz-Standardschriftart"><text:span text:style-name="T13"> </text:span></text:span><text:span text:style-name="Absatz-Standardschriftart"><text:span text:style-name="T5">los</text:span></text:span><text:span text:style-name="Absatz-Standardschriftart"><text:span text:style-name="T23"> </text:span></text:span><text:span text:style-name="Absatz-Standardschriftart"><text:span text:style-name="T3">trabajadores.</text:span></text:span></text:p>
          </text:list-item>
        </text:list>
        <text:p text:style-name="P32"/>
        <text:p text:style-name="P56"/>
        <text:list xml:id="list125306124684201" text:continue-numbering="true" text:style-name="L27">
          <text:list-item>
            <text:p text:style-name="P65"><text:span text:style-name="Absatz-Standardschriftart"><text:span text:style-name="T5">¿Cuáles</text:span></text:span><text:span text:style-name="Absatz-Standardschriftart"><text:span text:style-name="T38"> </text:span></text:span><text:span text:style-name="Absatz-Standardschriftart"><text:span text:style-name="T3">son</text:span></text:span><text:span text:style-name="Absatz-Standardschriftart"><text:span text:style-name="T39"> </text:span></text:span><text:span text:style-name="Absatz-Standardschriftart"><text:span text:style-name="T5">los</text:span></text:span><text:span text:style-name="Absatz-Standardschriftart"><text:span text:style-name="T41"> </text:span></text:span><text:span text:style-name="Absatz-Standardschriftart"><text:span text:style-name="T5">únicos</text:span></text:span><text:span text:style-name="Absatz-Standardschriftart"><text:span text:style-name="T38"> </text:span></text:span><text:span text:style-name="Absatz-Standardschriftart"><text:span text:style-name="T1">derechos</text:span></text:span><text:span text:style-name="Absatz-Standardschriftart"><text:span text:style-name="T40"> </text:span></text:span><text:span text:style-name="Absatz-Standardschriftart"><text:span text:style-name="T6">fundamentale</text:span></text:span><text:span text:style-name="Absatz-Standardschriftart"><text:span text:style-name="T5">s</text:span></text:span><text:span text:style-name="Absatz-Standardschriftart"><text:span text:style-name="T41"> </text:span></text:span><text:span text:style-name="Absatz-Standardschriftart"><text:span text:style-name="T37">de</text:span></text:span><text:span text:style-name="Absatz-Standardschriftart"><text:span text:style-name="T39"> </text:span></text:span><text:span text:style-name="Absatz-Standardschriftart"><text:span text:style-name="T5">carácter</text:span></text:span><text:span text:style-name="Absatz-Standardschriftart"><text:span text:style-name="T41"> </text:span></text:span><text:span text:style-name="Absatz-Standardschriftart"><text:span text:style-name="T5">laboral</text:span></text:span><text:span text:style-name="Absatz-Standardschriftart"><text:span text:style-name="T38"> </text:span></text:span><text:span text:style-name="Absatz-Standardschriftart"><text:span text:style-name="T5">que</text:span></text:span><text:span text:style-name="Absatz-Standardschriftart"><text:span text:style-name="T39"> </text:span></text:span><text:span text:style-name="Absatz-Standardschriftart"><text:span text:style-name="T3">recoge</text:span></text:span><text:span text:style-name="Absatz-Standardschriftart"><text:span text:style-name="T42"> </text:span></text:span><text:span text:style-name="Absatz-Standardschriftart"><text:span text:style-name="T3">la</text:span></text:span><text:span text:style-name="Absatz-Standardschriftart"><text:span text:style-name="T43"> </text:span></text:span><text:span text:style-name="Absatz-Standardschriftart"><text:span text:style-name="T5">Constitución?</text:span></text:span></text:p>
          </text:list-item>
        </text:list>
        <text:p text:style-name="P32"/>
        <text:p text:style-name="P32"/>
        <text:p text:style-name="P66"/>
        <text:list xml:id="list125306118346658" text:continue-numbering="true" text:style-name="L27">
          <text:list-item>
            <text:p text:style-name="P52"><text:span text:style-name="Absatz-Standardschriftart"><text:span text:style-name="T3">Enumera</text:span></text:span><text:span text:style-name="Absatz-Standardschriftart"><text:span text:style-name="T23"> </text:span></text:span><text:span text:style-name="Absatz-Standardschriftart"><text:span text:style-name="T3">cinco</text:span></text:span><text:span text:style-name="Absatz-Standardschriftart"><text:span text:style-name="T10"> </text:span></text:span><text:span text:style-name="Absatz-Standardschriftart"><text:span text:style-name="T1">derechos</text:span></text:span><text:span text:style-name="Absatz-Standardschriftart"><text:span text:style-name="T24"> </text:span></text:span><text:span text:style-name="Absatz-Standardschriftart"><text:span text:style-name="T37">de</text:span></text:span><text:span text:style-name="Absatz-Standardschriftart"><text:span text:style-name="T23"> </text:span></text:span><text:span text:style-name="Absatz-Standardschriftart"><text:span text:style-name="T5">los</text:span></text:span><text:span text:style-name="Absatz-Standardschriftart"><text:span text:style-name="T13"> </text:span></text:span><text:span text:style-name="Absatz-Standardschriftart"><text:span text:style-name="T5">trabajadores</text:span></text:span><text:span text:style-name="Absatz-Standardschriftart"><text:span text:style-name="T13"> </text:span></text:span><text:span text:style-name="Absatz-Standardschriftart"><text:span text:style-name="T1">derivados</text:span></text:span><text:span text:style-name="Absatz-Standardschriftart"><text:span text:style-name="T11"> </text:span></text:span><text:span text:style-name="Absatz-Standardschriftart"><text:span text:style-name="T1">de</text:span></text:span><text:span text:style-name="Absatz-Standardschriftart"><text:span text:style-name="T24"> </text:span></text:span><text:span text:style-name="Absatz-Standardschriftart"><text:span text:style-name="T6">la</text:span></text:span><text:span text:style-name="Absatz-Standardschriftart"><text:span text:style-name="T14"> </text:span></text:span><text:span text:style-name="Absatz-Standardschriftart"><text:span text:style-name="T6">relación</text:span></text:span><text:span text:style-name="Absatz-Standardschriftart"><text:span text:style-name="T14"> </text:span></text:span><text:span text:style-name="Absatz-Standardschriftart"><text:span text:style-name="T1">laboral</text:span></text:span><text:span text:style-name="Absatz-Standardschriftart"><text:span text:style-name="T3">.</text:span></text:span></text:p>
          </text:list-item>
        </text:list>
      </text:section>
      <text:section text:style-name="Sect2" text:name="Sect10">
        <text:p text:style-name="P32"/>
        <text:p text:style-name="P32"/>
        <text:p text:style-name="P32"/>
        <text:p text:style-name="P32"/>
        <text:p text:style-name="P32"/>
      </text:section>
      <text:section text:style-name="Sect1" text:name="Sect11">
        <text:p text:style-name="P54"/>
        <text:h text:style-name="P4" text:outline-level="2"><text:span text:style-name="Absatz-Standardschriftart"><text:span text:style-name="T48">18.</text:span></text:span></text:h>
        <text:p text:style-name="P62"/>
        <text:p text:style-name="P55"/>
        <text:list xml:id="list2606636061" text:style-name="L28">
          <text:list-item>
            <text:p text:style-name="P19"><text:span text:style-name="Absatz-Standardschriftart"><text:span text:style-name="T48">¿Debe</text:span></text:span><text:span text:style-name="Absatz-Standardschriftart"><text:span text:style-name="T55"> </text:span></text:span><text:span text:style-name="Absatz-Standardschriftart"><text:span text:style-name="T48">el</text:span></text:span><text:span text:style-name="Absatz-Standardschriftart"><text:span text:style-name="T56"> </text:span></text:span>trabajador<text:span text:style-name="Absatz-Standardschriftart"><text:span text:style-name="T54"> </text:span></text:span>cumplir<text:span text:style-name="Absatz-Standardschriftart"><text:span text:style-name="T55"> </text:span></text:span>siempre<text:span text:style-name="Absatz-Standardschriftart"><text:span text:style-name="T50"> </text:span></text:span><text:span text:style-name="Absatz-Standardschriftart"><text:span text:style-name="T48">las</text:span></text:span><text:span text:style-name="Absatz-Standardschriftart"><text:span text:style-name="T54"> </text:span></text:span><text:span text:style-name="Absatz-Standardschriftart"><text:span text:style-name="T48">órdenes</text:span></text:span><text:span text:style-name="Absatz-Standardschriftart"><text:span text:style-name="T54"> </text:span></text:span>del<text:span text:style-name="Absatz-Standardschriftart"><text:span text:style-name="T50"> </text:span></text:span>empresario?</text:p>
          </text:list-item>
        </text:list>
        <text:p text:style-name="P32"/>
        <text:p text:style-name="P39"/>
        <text:list xml:id="list125307315453721" text:continue-numbering="true" text:style-name="L28">
          <text:list-item>
            <text:p text:style-name="P19">¿Qué<text:span text:style-name="Absatz-Standardschriftart"><text:span text:style-name="T50"> </text:span></text:span><text:span text:style-name="Absatz-Standardschriftart"><text:span text:style-name="T48">sanciones</text:span></text:span><text:span text:style-name="Absatz-Standardschriftart"><text:span text:style-name="T54"> </text:span></text:span><text:span text:style-name="Absatz-Standardschriftart"><text:span text:style-name="T52">no</text:span></text:span><text:span text:style-name="Absatz-Standardschriftart"><text:span text:style-name="T54"> </text:span></text:span>podrá<text:span text:style-name="Absatz-Standardschriftart"><text:span text:style-name="T55"> </text:span></text:span>imponer<text:span text:style-name="Absatz-Standardschriftart"><text:span text:style-name="T55"> </text:span></text:span><text:span text:style-name="Absatz-Standardschriftart"><text:span text:style-name="T48">el</text:span></text:span><text:span text:style-name="Absatz-Standardschriftart"><text:span text:style-name="T56"> </text:span></text:span><text:span text:style-name="Absatz-Standardschriftart"><text:span text:style-name="T48">empresario</text:span></text:span><text:span text:style-name="Absatz-Standardschriftart"><text:span text:style-name="T54"> </text:span></text:span><text:span text:style-name="Absatz-Standardschriftart"><text:span text:style-name="T52">al</text:span></text:span><text:span text:style-name="Absatz-Standardschriftart"><text:span text:style-name="T56"> </text:span></text:span><text:span text:style-name="Absatz-Standardschriftart"><text:span text:style-name="T48">trabajador?</text:span></text:span></text:p>
          </text:list-item>
        </text:list>
      </text:section>
      <text:section text:style-name="Sect2" text:name="Sect12">
        <text:p text:style-name="P32"/>
        <text:p text:style-name="P32"/>
        <text:p text:style-name="P32"/>
        <text:p text:style-name="P32"/>
      </text:section>
      <text:p text:style-name="P64"/>
      <text:h text:style-name="P4" text:outline-level="2"><text:span text:style-name="Absatz-Standardschriftart"><text:span text:style-name="T48">19.</text:span></text:span></text:h>
      <text:p text:style-name="P62"/>
      <text:p text:style-name="P67"/>
      <text:list xml:id="list136117223" text:style-name="L29">
        <text:list-item>
          <text:p text:style-name="P30"><text:span text:style-name="Absatz-Standardschriftart"><text:span text:style-name="T6">Obligaciones</text:span></text:span><text:span text:style-name="Absatz-Standardschriftart"><text:span text:style-name="T44"> </text:span></text:span><text:span text:style-name="Absatz-Standardschriftart"><text:span text:style-name="T3">del</text:span></text:span><text:span text:style-name="Absatz-Standardschriftart"><text:span text:style-name="T45"> </text:span></text:span><text:span text:style-name="Absatz-Standardschriftart"><text:span text:style-name="T9">empresario</text:span></text:span><text:span text:style-name="Absatz-Standardschriftart"><text:span text:style-name="T5">.</text:span></text:span></text:p>
        </text:list-item>
      </text:list>
      <text:p text:style-name="P32"/>
      <text:p text:style-name="P32"/>
      <text:p text:style-name="P32"/>
      <text:p text:style-name="P35"/>
      <text:list xml:id="list125306353264470" text:continue-numbering="true" text:style-name="L29">
        <text:list-item>
          <text:p text:style-name="P30"><text:span text:style-name="Absatz-Standardschriftart"><text:span text:style-name="T1">Potestades</text:span></text:span><text:span text:style-name="Absatz-Standardschriftart"><text:span text:style-name="T2"> </text:span></text:span><text:span text:style-name="Absatz-Standardschriftart"><text:span text:style-name="T3">del</text:span></text:span><text:span text:style-name="Absatz-Standardschriftart"><text:span text:style-name="T4"> </text:span></text:span><text:span text:style-name="Absatz-Standardschriftart"><text:span text:style-name="T5">empresario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Überschrift_20_1" style:display-name="Überschrift 1" style:family="paragraph" style:parent-style-name="Standard" style:default-outline-level="1">
      <style:paragraph-properties fo:margin-left="0.284cm" fo:margin-right="0cm" fo:margin-top="0.09cm" fo:margin-bottom="0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1.554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 fo:hyphenate="false"/>
    </style:style>
    <style:style style:name="Überschrift_20_2" style:display-name="Überschrift 2" style:family="paragraph" style:parent-style-name="Standard" style:default-outline-level="2">
      <style:paragraph-properties fo:margin-left="0.284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 fo:hyphenate="false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Absatz-Standardschriftart" style:family="text"/>
    <style:style style:name="WW_5f_CharLFO21LVL1" style:display-name="WW_CharLFO21LVL1" style:family="text">
      <style:text-properties style:font-name="Arial" fo:font-family="Arial" style:font-family-generic="swiss" style:font-pitch="variable" fo:font-size="10pt" fo:letter-spacing="-0.002cm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 style:text-scale="99%"/>
    </style:style>
    <style:style style:name="WW_5f_CharLFO21LVL2" style:display-name="WW_CharLFO21LVL2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20LVL1" style:display-name="WW_CharLFO20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9LVL1" style:display-name="WW_CharLFO19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8LVL1" style:display-name="WW_CharLFO18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7LVL1" style:display-name="WW_CharLFO17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6LVL1" style:display-name="WW_CharLFO16LVL1" style:family="text">
      <style:text-properties style:font-name="Arial" fo:font-family="Arial" style:font-family-generic="swiss" style:font-pitch="variable" fo:font-size="10pt" fo:letter-spacing="-0.002cm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 style:text-scale="99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5LVL1" style:display-name="WW_CharLFO15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4LVL1" style:display-name="WW_CharLFO14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2LVL1" style:display-name="WW_CharLFO12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1LVL1" style:display-name="WW_CharLFO11LVL1" style:family="text">
      <style:text-properties style:font-name="Arial" fo:font-family="Arial" style:font-family-generic="swiss" style:font-pitch="variable" fo:font-size="10pt" fo:letter-spacing="-0.002cm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 style:text-scale="99%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 style:text-scale="99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>
      <loext:graphic-properties draw:fill="none"/>
      <style:paragraph-properties style:writing-mode="lr-tb"/>
    </style:style>
    <style:style style:name="Mgr1" style:family="graphic">
      <style:graphic-properties draw:stroke="solid" svg:stroke-width="0.028cm" svg:stroke-color="#622423" svg:stroke-opacity="100%" draw:stroke-linejoin="round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2.043cm" fo:margin-left="2.716cm" fo:margin-right="2.68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2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2.399cm" fo:margin-bottom="2.364cm" fo:margin-left="2.716cm" fo:margin-right="2.68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custom-shape text:anchor-type="paragraph" draw:z-index="0" draw:name="Freeform 7" draw:style-name="Mgr1" draw:text-style-name="MP2" svg:width="15.101cm" svg:height="0.004cm" svg:x="2.951cm" svg:y="27.42cm"><text:p/><draw:enhanced-geometry svg:viewBox="0 0 5436235 1270" draw:text-areas="?f8 ?f9 ?f10 ?f11" draw:glue-points="?f8 ?f9 ?f10 ?f9" draw:type="non-primitive" draw:enhanced-path="M 0 0 L 54362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36235"/><draw:equation draw:name="f7" draw:formula="?f4 / 1270"/><draw:equation draw:name="f8" draw:formula="0 / ?f6"/><draw:equation draw:name="f9" draw:formula="0 / ?f7"/><draw:equation draw:name="f10" draw:formula="5436235 / ?f6"/><draw:equation draw:name="f11" draw:formula="1270 / ?f7"/></draw:enhanced-geometry></draw:custom-shape></text:p>
      </style:footer>
    </style:master-page>
    <style:master-page style:name="MP1" style:page-layout-name="Mpm3">
      <style:footer>
        <text:p text:style-name="MP1"><draw:custom-shape text:anchor-type="paragraph" draw:z-index="1" draw:name="Freeform 7" draw:style-name="Mgr1" draw:text-style-name="MP2" svg:width="15.101cm" svg:height="0.004cm" svg:x="2.951cm" svg:y="27.42cm"><text:p/><draw:enhanced-geometry svg:viewBox="0 0 5436235 1270" draw:text-areas="?f8 ?f9 ?f10 ?f11" draw:glue-points="?f8 ?f9 ?f10 ?f9" draw:type="non-primitive" draw:enhanced-path="M 0 0 L 54362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36235"/><draw:equation draw:name="f7" draw:formula="?f4 / 1270"/><draw:equation draw:name="f8" draw:formula="0 / ?f6"/><draw:equation draw:name="f9" draw:formula="0 / ?f7"/><draw:equation draw:name="f10" draw:formula="5436235 / ?f6"/><draw:equation draw:name="f11" draw:formula="1270 / ?f7"/></draw:enhanced-geometry></draw:custom-shape></text:p>
      </style:footer>
    </style:master-page>
    <style:master-page style:name="MP5" style:page-layout-name="Mpm3">
      <style:footer>
        <text:p text:style-name="MP1"><draw:custom-shape text:anchor-type="paragraph" draw:z-index="2" draw:name="Freeform 7" draw:style-name="Mgr1" draw:text-style-name="MP2" svg:width="15.101cm" svg:height="0.004cm" svg:x="2.951cm" svg:y="27.42cm"><text:p/><draw:enhanced-geometry svg:viewBox="0 0 5436235 1270" draw:text-areas="?f8 ?f9 ?f10 ?f11" draw:glue-points="?f8 ?f9 ?f10 ?f9" draw:type="non-primitive" draw:enhanced-path="M 0 0 L 54362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36235"/><draw:equation draw:name="f7" draw:formula="?f4 / 1270"/><draw:equation draw:name="f8" draw:formula="0 / ?f6"/><draw:equation draw:name="f9" draw:formula="0 / ?f7"/><draw:equation draw:name="f10" draw:formula="5436235 / ?f6"/><draw:equation draw:name="f11" draw:formula="1270 / ?f7"/></draw:enhanced-geometry></draw:custom-shape></text:p>
      </style:footer>
    </style:master-page>
    <style:master-page style:name="MP8" style:page-layout-name="Mpm3">
      <style:footer>
        <text:p text:style-name="MP1"><draw:custom-shape text:anchor-type="paragraph" draw:z-index="3" draw:name="Freeform 7" draw:style-name="Mgr1" draw:text-style-name="MP2" svg:width="15.101cm" svg:height="0.004cm" svg:x="2.951cm" svg:y="27.42cm"><text:p/><draw:enhanced-geometry svg:viewBox="0 0 5436235 1270" draw:text-areas="?f8 ?f9 ?f10 ?f11" draw:glue-points="?f8 ?f9 ?f10 ?f9" draw:type="non-primitive" draw:enhanced-path="M 0 0 L 54362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36235"/><draw:equation draw:name="f7" draw:formula="?f4 / 1270"/><draw:equation draw:name="f8" draw:formula="0 / ?f6"/><draw:equation draw:name="f9" draw:formula="0 / ?f7"/><draw:equation draw:name="f10" draw:formula="5436235 / ?f6"/><draw:equation draw:name="f11" draw:formula="1270 / ?f7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52:16.269000000</meta:creation-date>
    <dc:date>2019-09-24T12:53:04.750000000</dc:date>
    <meta:editing-duration>PT48S</meta:editing-duration>
    <meta:editing-cycles>1</meta:editing-cycles>
    <meta:document-statistic meta:table-count="0" meta:image-count="0" meta:object-count="0" meta:page-count="4" meta:paragraph-count="69" meta:word-count="537" meta:character-count="3270" meta:non-whitespace-character-count="2851"/>
    <meta:generator>LibreOffice/5.4.3.2$Windows_X86_64 LibreOffice_project/92a7159f7e4af62137622921e809f8546db437e5</meta:generator>
  </office:meta>
</office:document-meta>
</file>